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29293*"/>
    </style:style>
    <style:style style:name="Table1.B" style:family="table-column">
      <style:table-column-properties style:column-width="10.507cm" style:rel-column-width="3624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text-properties fo:language="en" fo:country="US" officeooo:paragraph-rsid="00057a7b"/>
    </style:style>
    <style:style style:name="P5" style:family="paragraph" style:parent-style-name="Standard">
      <style:text-properties fo:language="en" fo:country="US" officeooo:rsid="0003ce01" officeooo:paragraph-rsid="0003ce01"/>
    </style:style>
    <style:style style:name="P6" style:family="paragraph" style:parent-style-name="Standard">
      <style:text-properties fo:language="en" fo:country="US" officeooo:paragraph-rsid="0003ce01"/>
    </style:style>
    <style:style style:name="P7"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fo:text-align="justify" style:justify-single-word="false">
        <style:tab-stops/>
      </style:paragraph-properties>
      <style:text-properties officeooo:paragraph-rsid="0013f945"/>
    </style:style>
    <style:style style:name="P10" style:family="paragraph" style:parent-style-name="Standard">
      <style:paragraph-properties fo:text-align="justify" style:justify-single-word="false">
        <style:tab-stops/>
      </style:paragraph-properties>
      <style:text-properties officeooo:paragraph-rsid="0014ce66"/>
    </style:style>
    <style:style style:name="P11" style:family="paragraph" style:parent-style-name="Standard">
      <style:paragraph-properties fo:text-align="justify" style:justify-single-word="false">
        <style:tab-stops/>
      </style:paragraph-properties>
      <style:text-properties officeooo:paragraph-rsid="0015bc9f"/>
    </style:style>
    <style:style style:name="P12" style:family="paragraph" style:parent-style-name="Standard">
      <style:paragraph-properties fo:text-align="justify" style:justify-single-word="false">
        <style:tab-stops/>
      </style:paragraph-properties>
      <style:text-properties officeooo:paragraph-rsid="0016496e"/>
    </style:style>
    <style:style style:name="P13" style:family="paragraph" style:parent-style-name="Standard">
      <style:paragraph-properties fo:text-align="justify" style:justify-single-word="false">
        <style:tab-stops/>
      </style:paragraph-properties>
      <style:text-properties officeooo:paragraph-rsid="0016ad5b"/>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5"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6" style:family="paragraph" style:parent-style-name="Standard">
      <style:paragraph-properties fo:text-align="start" style:justify-single-word="false">
        <style:tab-stops/>
      </style:paragraph-properties>
      <style:text-properties fo:font-size="12pt"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1"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2" style:family="paragraph" style:parent-style-name="Standard">
      <style:text-properties officeooo:paragraph-rsid="0014ce66"/>
    </style:style>
    <style:style style:name="P33" style:family="paragraph" style:parent-style-name="Standard">
      <style:text-properties officeooo:paragraph-rsid="0015bc9f"/>
    </style:style>
    <style:style style:name="P34" style:family="paragraph" style:parent-style-name="Standard">
      <style:text-properties officeooo:paragraph-rsid="0016496e"/>
    </style:style>
    <style:style style:name="P35" style:family="paragraph" style:parent-style-name="Standard">
      <style:text-properties officeooo:paragraph-rsid="0016ad5b"/>
    </style:style>
    <style:style style:name="P36"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1"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2" style:family="paragraph" style:parent-style-name="Standard">
      <style:paragraph-properties fo:text-align="center" style:justify-single-word="false"/>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ext_20_body">
      <style:text-properties fo:language="en" fo:country="US"/>
    </style:style>
    <style:style style:name="P53" style:family="paragraph" style:parent-style-name="Text_20_body">
      <style:paragraph-properties fo:line-height="100%"/>
      <style:text-properties fo:language="en" fo:country="US"/>
    </style:style>
    <style:style style:name="P54" style:family="paragraph" style:parent-style-name="Text_20_body">
      <style:paragraph-properties fo:line-height="100%"/>
      <style:text-properties fo:font-size="12pt" fo:language="en" fo:country="US" style:font-size-asian="12pt" style:font-size-complex="12pt"/>
    </style:style>
    <style:style style:name="P55" style:family="paragraph" style:parent-style-name="Text_20_body">
      <style:paragraph-properties fo:line-height="100%"/>
      <style:text-properties fo:font-size="12pt" fo:language="en" fo:country="US" officeooo:paragraph-rsid="0007f00c" style:font-size-asian="12pt" style:font-size-complex="12pt"/>
    </style:style>
    <style:style style:name="P56" style:family="paragraph" style:parent-style-name="Text_20_body">
      <style:text-properties officeooo:paragraph-rsid="0013f945"/>
    </style:style>
    <style:style style:name="P57" style:family="paragraph" style:parent-style-name="Text_20_body">
      <style:text-properties officeooo:paragraph-rsid="001a3567"/>
    </style:style>
    <style:style style:name="P58" style:family="paragraph" style:parent-style-name="Text_20_body">
      <style:text-properties officeooo:paragraph-rsid="0015bc9f"/>
    </style:style>
    <style:style style:name="P59" style:family="paragraph" style:parent-style-name="Text_20_body">
      <style:text-properties officeooo:paragraph-rsid="0016496e"/>
    </style:style>
    <style:style style:name="P60" style:family="paragraph" style:parent-style-name="Text_20_body">
      <style:text-properties officeooo:paragraph-rsid="0016ad5b"/>
    </style:style>
    <style:style style:name="P61" style:family="paragraph" style:parent-style-name="Text_20_body">
      <style:text-properties officeooo:paragraph-rsid="0050e533"/>
    </style:style>
    <style:style style:name="P62" style:family="paragraph" style:parent-style-name="Text_20_body">
      <style:text-properties officeooo:paragraph-rsid="00510a11"/>
    </style:style>
    <style:style style:name="P63" style:family="paragraph" style:parent-style-name="Text_20_body">
      <style:text-properties officeooo:paragraph-rsid="00311394"/>
    </style:style>
    <style:style style:name="P64" style:family="paragraph" style:parent-style-name="Text_20_body">
      <style:text-properties officeooo:paragraph-rsid="0014ce66"/>
    </style:style>
    <style:style style:name="P65" style:family="paragraph" style:parent-style-name="Text_20_body">
      <style:text-properties officeooo:paragraph-rsid="0029119c"/>
    </style:style>
    <style:style style:name="P66" style:family="paragraph" style:parent-style-name="Text_20_body">
      <style:paragraph-properties fo:break-before="page"/>
    </style:style>
    <style:style style:name="P67" style:family="paragraph" style:parent-style-name="Text_20_body">
      <style:paragraph-properties fo:line-height="100%" fo:break-before="page"/>
      <style:text-properties fo:language="en" fo:country="US"/>
    </style:style>
    <style:style style:name="P68" style:family="paragraph" style:parent-style-name="Subtitle">
      <style:text-properties fo:language="en" fo:country="US"/>
    </style:style>
    <style:style style:name="P69" style:family="paragraph" style:parent-style-name="Title">
      <style:text-properties fo:language="en" fo:country="US"/>
    </style:style>
    <style:style style:name="P70" style:family="paragraph" style:parent-style-name="Preformatted_20_Text">
      <style:paragraph-properties fo:margin-top="0cm" fo:margin-bottom="0.499cm" loext:contextual-spacing="false"/>
    </style:style>
    <style:style style:name="P71"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72"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73" style:family="paragraph" style:parent-style-name="Preformatted_20_Text">
      <style:paragraph-properties fo:margin-top="0cm" fo:margin-bottom="0.499cm" loext:contextual-spacing="false"/>
      <style:text-properties fo:font-size="9.5pt" officeooo:paragraph-rsid="0029119c" style:font-size-asian="9.5pt" style:font-size-complex="9.5pt"/>
    </style:style>
    <style:style style:name="P74" style:family="paragraph" style:parent-style-name="Preformatted_20_Text">
      <style:text-properties fo:font-size="9.5pt" officeooo:paragraph-rsid="0029119c" style:font-size-asian="9.5pt" style:font-size-complex="9.5pt"/>
    </style:style>
    <style:style style:name="P75"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76" style:family="paragraph" style:parent-style-name="Text_20_body" style:list-style-name="L1">
      <style:paragraph-properties fo:line-height="100%"/>
      <style:text-properties fo:language="en" fo:country="US" officeooo:paragraph-rsid="0007f00c"/>
    </style:style>
    <style:style style:name="P77" style:family="paragraph" style:parent-style-name="Text_20_body" style:list-style-name="L2"/>
    <style:style style:name="P78" style:family="paragraph" style:parent-style-name="Text_20_body" style:list-style-name="L3"/>
    <style:style style:name="P79" style:family="paragraph" style:parent-style-name="Text_20_body" style:list-style-name="L4">
      <style:text-properties officeooo:paragraph-rsid="002e2f26"/>
    </style:style>
    <style:style style:name="P80" style:family="paragraph" style:parent-style-name="Text_20_body" style:list-style-name="L5"/>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10">
      <style:text-properties officeooo:paragraph-rsid="00141140"/>
    </style:style>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14"/>
    <style:style style:name="P88" style:family="paragraph" style:parent-style-name="Text_20_body" style:list-style-name="L15">
      <style:text-properties officeooo:paragraph-rsid="005c18f1"/>
    </style:style>
    <style:style style:name="P89" style:family="paragraph" style:parent-style-name="Text_20_body" style:list-style-name="L16"/>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26"/>
    <style:style style:name="P99" style:family="paragraph" style:parent-style-name="Text_20_body" style:list-style-name="L27"/>
    <style:style style:name="P100" style:family="paragraph" style:parent-style-name="Text_20_body" style:list-style-name="L28">
      <style:text-properties officeooo:paragraph-rsid="0015bc9f"/>
    </style:style>
    <style:style style:name="P101" style:family="paragraph" style:parent-style-name="Text_20_body" style:list-style-name="L29"/>
    <style:style style:name="P102" style:family="paragraph" style:parent-style-name="Text_20_body" style:list-style-name="L30"/>
    <style:style style:name="P103" style:family="paragraph" style:parent-style-name="Text_20_body" style:list-style-name="L31"/>
    <style:style style:name="P104" style:family="paragraph" style:parent-style-name="Text_20_body" style:list-style-name="L32">
      <style:text-properties officeooo:paragraph-rsid="0067a5df"/>
    </style:style>
    <style:style style:name="P105" style:family="paragraph" style:parent-style-name="Text_20_body" style:list-style-name="L33"/>
    <style:style style:name="P106" style:family="paragraph" style:parent-style-name="Text_20_body" style:list-style-name="L34"/>
    <style:style style:name="P107" style:family="paragraph" style:parent-style-name="Text_20_body" style:list-style-name="L35"/>
    <style:style style:name="P108" style:family="paragraph" style:parent-style-name="Text_20_body" style:list-style-name="L36">
      <style:text-properties officeooo:paragraph-rsid="00853087"/>
    </style:style>
    <style:style style:name="P109" style:family="paragraph" style:parent-style-name="Text_20_body" style:list-style-name="L37"/>
    <style:style style:name="P110" style:family="paragraph" style:parent-style-name="Text_20_body" style:list-style-name="L38">
      <style:text-properties officeooo:paragraph-rsid="0016496e"/>
    </style:style>
    <style:style style:name="P111" style:family="paragraph" style:parent-style-name="Text_20_body" style:list-style-name="L39">
      <style:text-properties officeooo:paragraph-rsid="0016496e"/>
    </style:style>
    <style:style style:name="P112" style:family="paragraph" style:parent-style-name="Text_20_body" style:list-style-name="L40"/>
    <style:style style:name="P113" style:family="paragraph" style:parent-style-name="Text_20_body" style:list-style-name="L41"/>
    <style:style style:name="P114" style:family="paragraph" style:parent-style-name="Text_20_body" style:list-style-name="L43"/>
    <style:style style:name="P115" style:family="paragraph" style:parent-style-name="Text_20_body" style:list-style-name="L44">
      <style:text-properties officeooo:paragraph-rsid="0016ad5b"/>
    </style:style>
    <style:style style:name="P116" style:family="paragraph" style:parent-style-name="Text_20_body" style:list-style-name="L45">
      <style:text-properties officeooo:paragraph-rsid="0016ad5b"/>
    </style:style>
    <style:style style:name="P117" style:family="paragraph" style:parent-style-name="Text_20_body" style:list-style-name="L46"/>
    <style:style style:name="P118" style:family="paragraph" style:parent-style-name="Text_20_body" style:list-style-name="L47"/>
    <style:style style:name="P119" style:family="paragraph" style:parent-style-name="Text_20_body" style:list-style-name="L48"/>
    <style:style style:name="P120" style:family="paragraph" style:parent-style-name="Text_20_body" style:list-style-name="L49"/>
    <style:style style:name="P121" style:family="paragraph" style:parent-style-name="Text_20_body" style:list-style-name="L50">
      <style:text-properties officeooo:paragraph-rsid="0016ad5b"/>
    </style:style>
    <style:style style:name="P122" style:family="paragraph" style:parent-style-name="Text_20_body" style:list-style-name="L51"/>
    <style:style style:name="P123" style:family="paragraph" style:parent-style-name="Text_20_body" style:list-style-name="L52"/>
    <style:style style:name="P124" style:family="paragraph" style:parent-style-name="Text_20_body" style:list-style-name="L53"/>
    <style:style style:name="P125" style:family="paragraph" style:parent-style-name="Text_20_body" style:list-style-name="L54"/>
    <style:style style:name="P126" style:family="paragraph" style:parent-style-name="Text_20_body" style:list-style-name="L55">
      <style:text-properties officeooo:paragraph-rsid="0016ad5b"/>
    </style:style>
    <style:style style:name="P127" style:family="paragraph" style:parent-style-name="Text_20_body" style:list-style-name="L56">
      <style:text-properties officeooo:paragraph-rsid="0016ad5b"/>
    </style:style>
    <style:style style:name="P128" style:family="paragraph" style:parent-style-name="Text_20_body" style:list-style-name="L57"/>
    <style:style style:name="P129" style:family="paragraph" style:parent-style-name="Text_20_body" style:list-style-name="L2">
      <style:paragraph-properties fo:margin-top="0cm" fo:margin-bottom="0cm" loext:contextual-spacing="false"/>
    </style:style>
    <style:style style:name="P130" style:family="paragraph" style:parent-style-name="Text_20_body" style:list-style-name="L3">
      <style:paragraph-properties fo:margin-top="0cm" fo:margin-bottom="0cm" loext:contextual-spacing="false"/>
    </style:style>
    <style:style style:name="P131" style:family="paragraph" style:parent-style-name="Text_20_body" style:list-style-name="L5">
      <style:paragraph-properties fo:margin-top="0cm" fo:margin-bottom="0cm" loext:contextual-spacing="false"/>
    </style:style>
    <style:style style:name="P132" style:family="paragraph" style:parent-style-name="Text_20_body" style:list-style-name="L6">
      <style:paragraph-properties fo:margin-top="0cm" fo:margin-bottom="0cm" loext:contextual-spacing="false"/>
    </style:style>
    <style:style style:name="P133" style:family="paragraph" style:parent-style-name="Text_20_body" style:list-style-name="L7">
      <style:paragraph-properties fo:margin-top="0cm" fo:margin-bottom="0cm" loext:contextual-spacing="false"/>
    </style:style>
    <style:style style:name="P134" style:family="paragraph" style:parent-style-name="Text_20_body" style:list-style-name="L8">
      <style:paragraph-properties fo:margin-top="0cm" fo:margin-bottom="0cm" loext:contextual-spacing="false"/>
    </style:style>
    <style:style style:name="P135" style:family="paragraph" style:parent-style-name="Text_20_body" style:list-style-name="L9">
      <style:paragraph-properties fo:margin-top="0cm" fo:margin-bottom="0cm" loext:contextual-spacing="false"/>
    </style:style>
    <style:style style:name="P136" style:family="paragraph" style:parent-style-name="Text_20_body" style:list-style-name="L9">
      <style:paragraph-properties fo:margin-top="0cm" fo:margin-bottom="0cm" loext:contextual-spacing="false"/>
      <style:text-properties officeooo:paragraph-rsid="009c7e69"/>
    </style:style>
    <style:style style:name="P137" style:family="paragraph" style:parent-style-name="Text_20_body" style:list-style-name="L11">
      <style:paragraph-properties fo:margin-top="0cm" fo:margin-bottom="0cm" loext:contextual-spacing="false"/>
    </style:style>
    <style:style style:name="P138" style:family="paragraph" style:parent-style-name="Text_20_body" style:list-style-name="L19">
      <style:paragraph-properties fo:margin-top="0cm" fo:margin-bottom="0cm" loext:contextual-spacing="false"/>
    </style:style>
    <style:style style:name="P139" style:family="paragraph" style:parent-style-name="Text_20_body" style:list-style-name="L21">
      <style:paragraph-properties fo:margin-top="0cm" fo:margin-bottom="0cm" loext:contextual-spacing="false"/>
    </style:style>
    <style:style style:name="P140" style:family="paragraph" style:parent-style-name="Text_20_body" style:list-style-name="L22">
      <style:paragraph-properties fo:margin-top="0cm" fo:margin-bottom="0cm" loext:contextual-spacing="false"/>
    </style:style>
    <style:style style:name="P141" style:family="paragraph" style:parent-style-name="Text_20_body" style:list-style-name="L23">
      <style:paragraph-properties fo:margin-top="0cm" fo:margin-bottom="0cm" loext:contextual-spacing="false"/>
    </style:style>
    <style:style style:name="P142" style:family="paragraph" style:parent-style-name="Text_20_body" style:list-style-name="L25">
      <style:paragraph-properties fo:margin-top="0cm" fo:margin-bottom="0cm" loext:contextual-spacing="false"/>
    </style:style>
    <style:style style:name="P143" style:family="paragraph" style:parent-style-name="Text_20_body" style:list-style-name="L27">
      <style:paragraph-properties fo:margin-top="0cm" fo:margin-bottom="0cm" loext:contextual-spacing="false"/>
    </style:style>
    <style:style style:name="P144" style:family="paragraph" style:parent-style-name="Text_20_body" style:list-style-name="L31">
      <style:paragraph-properties fo:margin-top="0cm" fo:margin-bottom="0cm" loext:contextual-spacing="false"/>
    </style:style>
    <style:style style:name="P145" style:family="paragraph" style:parent-style-name="Text_20_body" style:list-style-name="L35">
      <style:paragraph-properties fo:margin-top="0cm" fo:margin-bottom="0cm" loext:contextual-spacing="false"/>
    </style:style>
    <style:style style:name="P146" style:family="paragraph" style:parent-style-name="Text_20_body" style:list-style-name="L37">
      <style:paragraph-properties fo:margin-top="0cm" fo:margin-bottom="0cm" loext:contextual-spacing="false"/>
    </style:style>
    <style:style style:name="P147" style:family="paragraph" style:parent-style-name="Text_20_body" style:list-style-name="L41">
      <style:paragraph-properties fo:margin-top="0cm" fo:margin-bottom="0cm" loext:contextual-spacing="false"/>
    </style:style>
    <style:style style:name="P148" style:family="paragraph" style:parent-style-name="Text_20_body" style:list-style-name="L42">
      <style:paragraph-properties fo:margin-top="0cm" fo:margin-bottom="0cm" loext:contextual-spacing="false"/>
    </style:style>
    <style:style style:name="P149" style:family="paragraph" style:parent-style-name="Text_20_body" style:list-style-name="L43">
      <style:paragraph-properties fo:margin-top="0cm" fo:margin-bottom="0cm" loext:contextual-spacing="false"/>
    </style:style>
    <style:style style:name="P150" style:family="paragraph" style:parent-style-name="Text_20_body" style:list-style-name="L47">
      <style:paragraph-properties fo:margin-top="0cm" fo:margin-bottom="0cm" loext:contextual-spacing="false"/>
    </style:style>
    <style:style style:name="P151" style:family="paragraph" style:parent-style-name="Text_20_body" style:list-style-name="L49">
      <style:paragraph-properties fo:margin-top="0cm" fo:margin-bottom="0cm" loext:contextual-spacing="false"/>
    </style:style>
    <style:style style:name="P152" style:family="paragraph" style:parent-style-name="Text_20_body" style:list-style-name="L52">
      <style:paragraph-properties fo:margin-top="0cm" fo:margin-bottom="0cm" loext:contextual-spacing="false"/>
    </style:style>
    <style:style style:name="P153" style:family="paragraph" style:parent-style-name="Text_20_body" style:list-style-name="L54">
      <style:paragraph-properties fo:margin-top="0cm" fo:margin-bottom="0cm" loext:contextual-spacing="false"/>
    </style:style>
    <style:style style:name="P154" style:family="paragraph" style:parent-style-name="Text_20_body" style:list-style-name="L57">
      <style:paragraph-properties fo:margin-top="0cm" fo:margin-bottom="0cm" loext:contextual-spacing="false"/>
    </style:style>
    <style:style style:name="P155" style:family="paragraph" style:parent-style-name="Text_20_body" style:list-style-name="L57">
      <style:paragraph-properties fo:margin-top="0cm" fo:margin-bottom="0cm" loext:contextual-spacing="false"/>
      <style:text-properties officeooo:paragraph-rsid="008dab28"/>
    </style:style>
    <style:style style:name="P156" style:family="paragraph" style:parent-style-name="Text_20_body" style:list-style-name="L57">
      <style:paragraph-properties fo:margin-top="0cm" fo:margin-bottom="0cm" loext:contextual-spacing="false"/>
      <style:text-properties officeooo:paragraph-rsid="009491e9"/>
    </style:style>
    <style:style style:name="P157" style:family="paragraph" style:parent-style-name="Heading_20_1"/>
    <style:style style:name="P158" style:family="paragraph" style:parent-style-name="Heading_20_2">
      <style:text-properties fo:language="en" fo:country="US"/>
    </style:style>
    <style:style style:name="P159" style:family="paragraph" style:parent-style-name="Heading_20_2" style:list-style-name=""/>
    <style:style style:name="P160" style:family="paragraph" style:parent-style-name="Heading_20_2">
      <style:text-properties officeooo:paragraph-rsid="0013f945"/>
    </style:style>
    <style:style style:name="P161" style:family="paragraph" style:parent-style-name="Heading_20_2">
      <style:text-properties officeooo:paragraph-rsid="0014ce66"/>
    </style:style>
    <style:style style:name="P162" style:family="paragraph" style:parent-style-name="Heading_20_2">
      <style:text-properties officeooo:paragraph-rsid="0015bc9f"/>
    </style:style>
    <style:style style:name="P163" style:family="paragraph" style:parent-style-name="Heading_20_2">
      <style:text-properties officeooo:paragraph-rsid="0016496e"/>
    </style:style>
    <style:style style:name="P164" style:family="paragraph" style:parent-style-name="Heading_20_2">
      <style:text-properties officeooo:paragraph-rsid="0016ad5b"/>
    </style:style>
    <style:style style:name="P165" style:family="paragraph" style:parent-style-name="Heading_20_2">
      <style:paragraph-properties fo:break-before="column"/>
      <style:text-properties fo:language="en" fo:country="US"/>
    </style:style>
    <style:style style:name="P166" style:family="paragraph" style:parent-style-name="Heading_20_2">
      <style:paragraph-properties fo:break-before="page"/>
    </style:style>
    <style:style style:name="P167" style:family="paragraph" style:parent-style-name="Heading_20_2">
      <style:paragraph-properties fo:break-before="page"/>
      <style:text-properties officeooo:paragraph-rsid="0014ce66"/>
    </style:style>
    <style:style style:name="P168" style:family="paragraph" style:parent-style-name="Heading_20_2">
      <style:paragraph-properties fo:break-before="page"/>
      <style:text-properties officeooo:paragraph-rsid="0016ad5b"/>
    </style:style>
    <style:style style:name="P169" style:family="paragraph" style:parent-style-name="Heading_20_2" style:master-page-name="Acknowledgments">
      <style:paragraph-properties style:page-number="auto"/>
      <style:text-properties officeooo:paragraph-rsid="0016ad5b"/>
    </style:style>
    <style:style style:name="P170" style:family="paragraph" style:parent-style-name="Standard" style:list-style-name="L17">
      <style:text-properties officeooo:paragraph-rsid="0014ce66"/>
    </style:style>
    <style:style style:name="P171" style:family="paragraph" style:parent-style-name="Standard" style:master-page-name="Cover">
      <style:paragraph-properties style:page-number="auto"/>
      <style:text-properties fo:language="en" fo:country="US" officeooo:rsid="0003ce01" officeooo:paragraph-rsid="0003ce01"/>
    </style:style>
    <style:style style:name="P172" style:family="paragraph" style:parent-style-name="Standard" style:master-page-name="Next_20_Devs">
      <style:paragraph-properties style:page-number="auto"/>
      <style:text-properties officeooo:paragraph-rsid="0016ad5b"/>
    </style:style>
    <style:style style:name="P173" style:family="paragraph" style:parent-style-name="Standard" style:master-page-name="Next_20_DevSecOps">
      <style:paragraph-properties style:page-number="auto"/>
      <style:text-properties officeooo:paragraph-rsid="0016ad5b"/>
    </style:style>
    <style:style style:name="P174" style:family="paragraph" style:parent-style-name="Standard" style:master-page-name="About_20_Data">
      <style:paragraph-properties style:page-number="auto"/>
      <style:text-properties officeooo:paragraph-rsid="0016ad5b"/>
    </style:style>
    <style:style style:name="P175" style:family="paragraph" style:parent-style-name="Contents_20_1">
      <style:paragraph-properties>
        <style:tab-stops>
          <style:tab-stop style:position="19.001cm" style:type="right" style:leader-style="dotted" style:leader-text="."/>
        </style:tab-stops>
      </style:paragraph-properties>
    </style:style>
    <style:style style:name="P176" style:family="paragraph" style:parent-style-name="Heading_20_3">
      <style:text-properties officeooo:paragraph-rsid="002e2f26"/>
    </style:style>
    <style:style style:name="P177" style:family="paragraph" style:parent-style-name="Heading_20_3">
      <style:text-properties officeooo:paragraph-rsid="0015bc9f"/>
    </style:style>
    <style:style style:name="P178" style:family="paragraph" style:parent-style-name="Heading_20_3" style:list-style-name=""/>
    <style:style style:name="P179" style:family="paragraph" style:parent-style-name="Heading_20_3">
      <style:text-properties officeooo:paragraph-rsid="0016496e"/>
    </style:style>
    <style:style style:name="P180" style:family="paragraph" style:parent-style-name="Heading_20_3">
      <style:text-properties officeooo:paragraph-rsid="0029119c"/>
    </style:style>
    <style:style style:name="P181" style:family="paragraph" style:parent-style-name="Heading_20_3">
      <style:text-properties officeooo:paragraph-rsid="0016ad5b"/>
    </style:style>
    <style:style style:name="P182" style:family="paragraph" style:parent-style-name="Heading_20_3">
      <style:paragraph-properties fo:break-before="page"/>
    </style:style>
    <style:style style:name="P183" style:family="paragraph">
      <loext:graphic-properties draw:fill-color="#dddddd"/>
    </style:style>
    <style:style style:name="P184"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5" style:family="paragraph">
      <loext:graphic-properties draw:fill-color="#dddddd"/>
      <style:text-properties style:font-name="Liberation Serif"/>
    </style:style>
    <style:style style:name="P186" style:family="paragraph">
      <style:paragraph-properties fo:margin-left="0cm" fo:margin-right="0cm" fo:margin-top="0cm" fo:margin-bottom="0cm" fo:line-height="100%" fo:text-align="start" fo:text-indent="0cm"/>
    </style:style>
    <style:style style:name="P187"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cm" fo:margin-right="0cm" fo:margin-top="0cm" fo:margin-bottom="0cm" fo:line-height="100%" fo:text-align="center" fo:text-indent="0cm"/>
    </style:style>
    <style:style style:name="P189"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1"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90d916"/>
    </style:style>
    <style:style style:name="T8" style:family="text">
      <style:text-properties fo:color="#ffffff" officeooo:rsid="0012241e"/>
    </style:style>
    <style:style style:name="T9" style:family="text">
      <style:text-properties fo:color="#ffffff" officeooo:rsid="00139314"/>
    </style:style>
    <style:style style:name="T10" style:family="text">
      <style:text-properties fo:color="#ffffff" officeooo:rsid="0014ce66"/>
    </style:style>
    <style:style style:name="T11" style:family="text">
      <style:text-properties fo:color="#ffffff" officeooo:rsid="0015bc9f"/>
    </style:style>
    <style:style style:name="T12" style:family="text">
      <style:text-properties fo:color="#ffffff" officeooo:rsid="0016496e"/>
    </style:style>
    <style:style style:name="T13" style:family="text">
      <style:text-properties fo:color="#ffffff" officeooo:rsid="0016ad5b"/>
    </style:style>
    <style:style style:name="T14" style:family="text">
      <style:text-properties fo:color="#ffffff" officeooo:rsid="00184468"/>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4db03d"/>
    </style:style>
    <style:style style:name="T32" style:family="text">
      <style:text-properties officeooo:rsid="0075f2a8"/>
    </style:style>
    <style:style style:name="T33" style:family="text">
      <style:text-properties officeooo:rsid="007cf62a"/>
    </style:style>
    <style:style style:name="T34" style:family="text">
      <style:text-properties fo:font-variant="normal" fo:text-transform="none" style:text-blinking="false" fo:background-color="transparent" loext:char-shading-value="0"/>
    </style:style>
    <style:style style:name="T35" style:family="text">
      <style:text-properties fo:font-variant="normal" fo:text-transform="none" officeooo:rsid="00920675" style:text-blinking="false" fo:background-color="transparent" loext:char-shading-value="0"/>
    </style:style>
    <style:style style:name="T36" style:family="text">
      <style:text-properties fo:font-variant="normal" fo:text-transform="none" style:font-name="Liberation Sans" style:text-blinking="false" fo:background-color="transparent" loext:char-shading-value="0"/>
    </style:style>
    <style:style style:name="T37" style:family="text">
      <style:text-properties fo:font-variant="normal" fo:text-transform="none" style:font-name="Liberation Sans" officeooo:rsid="00920675" style:text-blinking="false" fo:background-color="transparent" loext:char-shading-value="0"/>
    </style:style>
    <style:style style:name="T38" style:family="text">
      <style:text-properties officeooo:rsid="00920675"/>
    </style:style>
    <style:style style:name="T39" style:family="text">
      <style:text-properties officeooo:rsid="0097b1ab"/>
    </style:style>
    <style:style style:name="T40" style:family="text">
      <style:text-properties officeooo:rsid="00993a16"/>
    </style:style>
    <style:style style:name="T41"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style:run-through="foreground"/>
    </style:style>
    <style:style style:name="gr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69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171"><draw:custom-shape text:anchor-type="paragraph" draw:z-index="0" draw:name="Shape1" draw:style-name="gr1" draw:text-style-name="P183" svg:width="21cm" svg:height="13.946cm" svg:x="-3.004cm" svg:y="-3cm"><text:p/><draw:enhanced-geometry svg:viewBox="0 0 21600 21600" draw:type="rectangle" draw:enhanced-path="M 0 0 L 21600 0 21600 21600 0 21600 0 0 Z N"/></draw:custom-shape></text:p>
      <text:p text:style-name="P5"><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5"/>
      <text:p text:style-name="P5"/>
      <text:p text:style-name="P5"/>
      <text:p text:style-name="P5"/>
      <text:p text:style-name="P6"/>
      <text:p text:style-name="P6"/>
      <text:p text:style-name="P6"/>
      <text:p text:style-name="P6"/>
      <text:p text:style-name="P68"/>
      <text:p text:style-name="P69">OWASP API Security Top 10 2019</text:p>
      <text:p text:style-name="P68"><draw:frame text:anchor-type="paragraph" draw:z-index="2" draw:name="Grafik 2" draw:style-name="gr2" draw:text-style-name="P184" svg:width="13.54cm" svg:height="9.03cm" svg:x="3.422cm" svg:y="13.945cm"><draw:image xlink:href="Pictures/100002010000032000000215738160B6DB816866.png" xlink:type="simple" xlink:show="embed" xlink:actuate="onLoad" loext:mime-type="image/png"><text:p/></draw:image></draw:frame>The Ten Most Critical <text:span text:style-name="T31">API</text:span> Security Risk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75"><text:a xlink:type="simple" xlink:href="#__RefHeading___Toc4808_3259651560" text:style-name="Index_20_Link" text:visited-style-name="Index_20_Link"><text:s/>TOC Table of Contents<text:tab/>2</text:a></text:p>
          <text:p text:style-name="P175"><text:a xlink:type="simple" xlink:href="#__RefHeading___Toc4810_3259651560" text:style-name="Index_20_Link" text:visited-style-name="Index_20_Link"><text:s/>FW Foreword<text:tab/>3</text:a></text:p>
          <text:p text:style-name="P175"><text:a xlink:type="simple" xlink:href="#__RefHeading___Toc4812_3259651560" text:style-name="Index_20_Link" text:visited-style-name="Index_20_Link"><text:s/>I Introduction<text:tab/>4</text:a></text:p>
          <text:p text:style-name="P175"><text:a xlink:type="simple" xlink:href="#__RefHeading___Toc4814_3259651560" text:style-name="Index_20_Link" text:visited-style-name="Index_20_Link"><text:s/>RN Release Notes<text:tab/>5</text:a></text:p>
          <text:p text:style-name="P175"><text:a xlink:type="simple" xlink:href="#__RefHeading___Toc4816_3259651560" text:style-name="Index_20_Link" text:visited-style-name="Index_20_Link"><text:s/>RISK API Security Risk<text:tab/>6</text:a></text:p>
          <text:p text:style-name="P175"><text:a xlink:type="simple" xlink:href="#__RefHeading___Toc5028_3259651560" text:style-name="Index_20_Link" text:visited-style-name="Index_20_Link"><text:s/>T10 OWASP API Security Top 10 - 2019<text:tab/>7</text:a></text:p>
          <text:p text:style-name="P175"><text:a xlink:type="simple" xlink:href="#__RefHeading___Toc5030_3259651560" text:style-name="Index_20_Link" text:visited-style-name="Index_20_Link"><text:s/>API1:2019 Broken Object Level Authorization<text:tab/>8</text:a></text:p>
          <text:p text:style-name="P175"><text:a xlink:type="simple" xlink:href="#__RefHeading___Toc5032_3259651560" text:style-name="Index_20_Link" text:visited-style-name="Index_20_Link"><text:s/>API2:2019 Broken User Authentication<text:tab/>10</text:a></text:p>
          <text:p text:style-name="P175"><text:a xlink:type="simple" xlink:href="#__RefHeading___Toc5034_3259651560" text:style-name="Index_20_Link" text:visited-style-name="Index_20_Link"><text:s/>API3:2019 Excessive Data Exposure<text:tab/>12</text:a></text:p>
          <text:p text:style-name="P175"><text:a xlink:type="simple" xlink:href="#__RefHeading___Toc5036_3259651560" text:style-name="Index_20_Link" text:visited-style-name="Index_20_Link"><text:s/>API4:2019 Lack of Resources &amp; Rate Limiting<text:tab/>14</text:a></text:p>
          <text:p text:style-name="P175"><text:a xlink:type="simple" xlink:href="#__RefHeading___Toc5038_3259651560" text:style-name="Index_20_Link" text:visited-style-name="Index_20_Link"><text:s/>API5:2019 Broken Function Level Authorization<text:tab/>16</text:a></text:p>
          <text:p text:style-name="P175"><text:a xlink:type="simple" xlink:href="#__RefHeading___Toc5040_3259651560" text:style-name="Index_20_Link" text:visited-style-name="Index_20_Link"><text:s/>API6:2019 Mass Assignment<text:tab/>18</text:a></text:p>
          <text:p text:style-name="P175"><text:a xlink:type="simple" xlink:href="#__RefHeading___Toc5042_3259651560" text:style-name="Index_20_Link" text:visited-style-name="Index_20_Link"><text:s/>API7:2019 Security Misconfiguration<text:tab/>20</text:a></text:p>
          <text:p text:style-name="P175"><text:a xlink:type="simple" xlink:href="#__RefHeading___Toc5044_3259651560" text:style-name="Index_20_Link" text:visited-style-name="Index_20_Link"><text:s/>API8:2019 Injection<text:tab/>22</text:a></text:p>
          <text:p text:style-name="P175"><text:a xlink:type="simple" xlink:href="#__RefHeading___Toc5046_3259651560" text:style-name="Index_20_Link" text:visited-style-name="Index_20_Link"><text:s/>API9:2019 Improper Assets Management<text:tab/>24</text:a></text:p>
          <text:p text:style-name="P175"><text:s/><text:a xlink:type="simple" xlink:href="#__RefHeading___Toc5048_3259651560" text:style-name="Index_20_Link" text:visited-style-name="Index_20_Link">API10:2019 Insufficient Logging &amp; Monitoring<text:tab/>26</text:a></text:p>
          <text:p text:style-name="P175"><text:a xlink:type="simple" xlink:href="#__RefHeading___Toc5050_3259651560" text:style-name="Index_20_Link" text:visited-style-name="Index_20_Link"><text:s/>+D What’s Next for Developers<text:tab/>28</text:a></text:p>
          <text:p text:style-name="P175"><text:a xlink:type="simple" xlink:href="#__RefHeading___Toc5052_3259651560" text:style-name="Index_20_Link" text:visited-style-name="Index_20_Link"><text:s/>+DSO What’s Next for DevSecOps<text:tab/>29</text:a></text:p>
          <text:p text:style-name="P175"><text:a xlink:type="simple" xlink:href="#__RefHeading___Toc5054_3259651560" text:style-name="Index_20_Link" text:visited-style-name="Index_20_Link"><text:s/>+DAT Methodology and Data<text:tab/>30</text:a></text:p>
          <text:p text:style-name="P175"><text:a xlink:type="simple" xlink:href="#__RefHeading___Toc5056_3259651560" text:style-name="Index_20_Link" text:visited-style-name="Index_20_Link"><text:s/>+ACK Acknowledgments<text:tab/>31</text:a></text:p>
        </text:index-body>
      </text:table-of-content>
      <text:h text:style-name="P158" text:outline-level="2"/>
      <text:h text:style-name="P165" text:outline-level="2">About OWASP</text:h>
      <text:p text:style-name="P54">The Open Web Application Security Project (OWASP) is an open community dedicated to enabling organizations to develop, purchase, and maintain applications and APIs that can be trusted.</text:p>
      <text:p text:style-name="P54">At OWASP, you'll find free and open:</text:p>
      <text:list xml:id="list2528896195" text:style-name="L1">
        <text:list-item>
          <text:p text:style-name="P75">Application security tools and standards.</text:p>
        </text:list-item>
        <text:list-item>
          <text:p text:style-name="P75">Complete books on application security testing, secure code development, and secure code review.</text:p>
        </text:list-item>
        <text:list-item>
          <text:p text:style-name="P76"><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76"><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75">Standard security controls and libraries.</text:p>
        </text:list-item>
        <text:list-item>
          <text:p text:style-name="P76"><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75">Cutting edge research.</text:p>
        </text:list-item>
        <text:list-item>
          <text:p text:style-name="P76"><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76"><text:a xlink:type="simple" xlink:href="https://lists.owasp.org/mailman/listinfo" text:style-name="Internet_20_link" text:visited-style-name="Visited_20_Internet_20_Link"><text:span text:style-name="T24">Mailing lists</text:span></text:a><text:span text:style-name="T24">.</text:span></text:p>
        </text:list-item>
      </text:list>
      <text:p text:style-name="P53"><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5">All OWASP tools, documents, videos, presentations, and chapters are free and open to anyone interested in improving application security. </text:p>
      <text:p text:style-name="P55">We advocate approaching application security as a people, process, and technology problem because the most effective approaches to application security require improvements in these areas.</text:p>
      <text:p text:style-name="P54">OWASP is a new kind of organization. Our freedom from commercial pressures allows us to provide unbiased, practical, and cost-effective information about application security.</text:p>
      <text:p text:style-name="P54">OWASP is not affiliated with any technology company, although we support the informed use of commercial security technology. OWASP produces many types of materials in a collaborative, transparent, and open way.</text:p>
      <text:p text:style-name="P55">The OWASP Foundation is the non-profit entity that ensures the project's long-term success. Almost everyone associated with OWASP is a volunteer, including the OWASP board, chapter leaders, project leaders, and project members.</text:p>
      <text:p text:style-name="P55">We support innovative security research with grants and infrastructure.</text:p>
      <text:p text:style-name="P54">Come join us!</text:p>
      <text:p text:style-name="P67"/>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2479949574" text:style-name="L2">
        <text:list-item>
          <text:p text:style-name="P129"><text:a xlink:type="simple" xlink:href="https://github.com/OWASP/API-Security/issues" text:style-name="Internet_20_link" text:visited-style-name="Visited_20_Internet_20_Link">https://github.com/OWASP/API-Security/issues</text:a> </text:p>
        </text:list-item>
        <text:list-item>
          <text:p text:style-name="P77"><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3241715878" text:style-name="L3">
        <text:list-item>
          <text:p text:style-name="P130"><text:a xlink:type="simple" xlink:href="https://www.owasp.org/index.php/OWASP_API_Security_Project" text:style-name="Internet_20_link" text:visited-style-name="Visited_20_Internet_20_Link">https://www.owasp.org/index.php/OWASP_API_Security_Project</text:a> </text:p>
        </text:list-item>
        <text:list-item>
          <text:p text:style-name="P78"><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166"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61">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6"/>
      <text:p text:style-name="Text_20_body">This is the first OWASP API Security Top 10 edition, which we plan to be updated periodically, every three or four years.</text:p>
      <text:p text:style-name="P62">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6">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7">Threat Agents</text:p>
          </table:table-cell>
          <table:table-cell table:style-name="Table13.A1" office:value-type="string">
            <text:p text:style-name="P47">Exploitability</text:p>
          </table:table-cell>
          <table:table-cell table:style-name="Table13.A1" office:value-type="string">
            <text:p text:style-name="P47">Weakness Prevalence</text:p>
          </table:table-cell>
          <table:table-cell table:style-name="Table13.A1" office:value-type="string">
            <text:p text:style-name="P47">Weakness Detectability</text:p>
          </table:table-cell>
          <table:table-cell table:style-name="Table13.A1" office:value-type="string">
            <text:p text:style-name="P47">Technical Impact</text:p>
          </table:table-cell>
          <table:table-cell table:style-name="Table13.F1" office:value-type="string">
            <text:p text:style-name="P47">Business Impacts</text:p>
          </table:table-cell>
        </table:table-row>
        <table:table-row>
          <table:table-cell table:style-name="Table13.A2" table:number-rows-spanned="3" office:value-type="string">
            <text:p text:style-name="P44">API Specific</text:p>
          </table:table-cell>
          <table:table-cell table:style-name="Table13.D2" office:value-type="string">
            <text:p text:style-name="P45"><text:span text:style-name="T1">Easy: </text:span><text:span text:style-name="Strong_20_Emphasis"><text:span text:style-name="T1">3</text:span></text:span></text:p>
          </table:table-cell>
          <table:table-cell table:style-name="Table13.C2" office:value-type="string">
            <text:p text:style-name="P45"><text:span text:style-name="T1">Widespread </text:span><text:span text:style-name="Strong_20_Emphasis"><text:span text:style-name="T1">3</text:span></text:span></text:p>
          </table:table-cell>
          <table:table-cell table:style-name="Table13.D2" office:value-type="string">
            <text:p text:style-name="P45"><text:span text:style-name="T1">Easy </text:span><text:span text:style-name="Strong_20_Emphasis"><text:span text:style-name="T1">3</text:span></text:span></text:p>
          </table:table-cell>
          <table:table-cell table:style-name="Table13.E2" office:value-type="string">
            <text:p text:style-name="P45"><text:span text:style-name="T1">Severe </text:span><text:span text:style-name="Strong_20_Emphasis"><text:span text:style-name="T1">3</text:span></text:span></text:p>
          </table:table-cell>
          <table:table-cell table:style-name="Table13.F2" table:number-rows-spanned="3" office:value-type="string">
            <text:p text:style-name="P44">Business</text:p>
            <text:p text:style-name="P44">Specific</text:p>
          </table:table-cell>
        </table:table-row>
        <table:table-row>
          <table:covered-table-cell/>
          <table:table-cell table:style-name="Table13.B3" office:value-type="string">
            <text:p text:style-name="P45">Average: <text:span text:style-name="Strong_20_Emphasis">2</text:span></text:p>
          </table:table-cell>
          <table:table-cell table:style-name="Table13.C3" office:value-type="string">
            <text:p text:style-name="P45">Common <text:span text:style-name="Strong_20_Emphasis">2</text:span></text:p>
          </table:table-cell>
          <table:table-cell table:style-name="Table13.D3" office:value-type="string">
            <text:p text:style-name="P45">Average <text:span text:style-name="Strong_20_Emphasis">2</text:span></text:p>
          </table:table-cell>
          <table:table-cell table:style-name="Table13.E3" office:value-type="string">
            <text:p text:style-name="P45">Moderate <text:span text:style-name="Strong_20_Emphasis">2</text:span></text:p>
          </table:table-cell>
          <table:covered-table-cell/>
        </table:table-row>
        <table:table-row>
          <table:covered-table-cell/>
          <table:table-cell table:style-name="Table13.B4" office:value-type="string">
            <text:p text:style-name="P45">Difficult: <text:span text:style-name="Strong_20_Emphasis">1</text:span></text:p>
          </table:table-cell>
          <table:table-cell table:style-name="Table13.C4" office:value-type="string">
            <text:p text:style-name="P45">Difficult <text:span text:style-name="Strong_20_Emphasis">1</text:span></text:p>
          </table:table-cell>
          <table:table-cell table:style-name="Table13.D4" office:value-type="string">
            <text:p text:style-name="P45">Difficult <text:span text:style-name="Strong_20_Emphasis">1</text:span></text:p>
          </table:table-cell>
          <table:table-cell table:style-name="Table13.E4" office:value-type="string">
            <text:p text:style-name="P45">Minor <text:span text:style-name="Strong_20_Emphasis">1</text:span></text:p>
          </table:table-cell>
          <table:covered-table-cell/>
        </table:table-row>
      </table:table>
      <text:p text:style-name="P57"><text:span text:style-name="Strong_20_Emphasis"/></text:p>
      <text:p text:style-name="P57"><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176" text:outline-level="3">OWASP</text:h>
      <text:list xml:id="list4065705165" text:style-name="L4">
        <text:list-item>
          <text:p text:style-name="P79"><text:a xlink:type="simple" xlink:href="https://www.owasp.org/index.php/OWASP_Risk_Rating_Methodology" text:style-name="Internet_20_link" text:visited-style-name="Visited_20_Internet_20_Link">OWASP Risk Rating Methodology</text:a> </text:p>
        </text:list-item>
        <text:list-item>
          <text:p text:style-name="P79"><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3146026358" text:style-name="L5">
        <text:list-item>
          <text:p text:style-name="P131"><text:a xlink:type="simple" xlink:href="https://www.iso.org/iso-31000-risk-management.html" text:style-name="Internet_20_link" text:visited-style-name="Visited_20_Internet_20_Link">ISO 31000: Risk Management Std</text:a> </text:p>
        </text:list-item>
        <text:list-item>
          <text:p text:style-name="P131"><text:a xlink:type="simple" xlink:href="https://www.iso.org/isoiec-27001-information-security.html" text:style-name="Internet_20_link" text:visited-style-name="Visited_20_Internet_20_Link">ISO 27001: ISMS</text:a> </text:p>
        </text:list-item>
        <text:list-item>
          <text:p text:style-name="P131"><text:a xlink:type="simple" xlink:href="https://www.nist.gov/cyberframework" text:style-name="Internet_20_link" text:visited-style-name="Visited_20_Internet_20_Link">NIST Cyber Framework (US)</text:a> </text:p>
        </text:list-item>
        <text:list-item>
          <text:p text:style-name="P131"><text:a xlink:type="simple" xlink:href="https://www.asd.gov.au/infosec/mitigationstrategies.htm" text:style-name="Internet_20_link" text:visited-style-name="Visited_20_Internet_20_Link">ASD Strategic Mitigations (AU)</text:a> </text:p>
        </text:list-item>
        <text:list-item>
          <text:p text:style-name="P131"><text:a xlink:type="simple" xlink:href="https://nvd.nist.gov/vuln-metrics/cvss/v3-calculator" text:style-name="Internet_20_link" text:visited-style-name="Visited_20_Internet_20_Link">NIST CVSS 3.0</text:a> </text:p>
        </text:list-item>
        <text:list-item>
          <text:p text:style-name="P80"><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text:span text:style-name="T38">PI</text:span>1:2019 - Broken Object Level Authorization</text:p>
          </table:table-cell>
          <table:table-cell table:style-name="Table1.B1" office:value-type="string">
            <text:p text:style-name="P49">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3">A<text:span text:style-name="T38">PI</text:span>2:2019 - Broken <text:span text:style-name="T40">User </text:span>Authentication</text:p>
          </table:table-cell>
          <table:table-cell table:style-name="Table1.B2" office:value-type="string">
            <text:p text:style-name="P49">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3">A<text:span text:style-name="T38">PI</text:span>3:2019 - Excessive Data Exposure</text:p>
          </table:table-cell>
          <table:table-cell table:style-name="Table1.B2" office:value-type="string">
            <text:p text:style-name="P49">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3">A<text:span text:style-name="T38">PI</text:span>4:2019 - Lack of Resources &amp; Rate Limiting</text:p>
          </table:table-cell>
          <table:table-cell table:style-name="Table1.B2" office:value-type="string">
            <text:p text:style-name="P49">Quite often, APIs do not impose any restrictions on the size or number of resources that can be requested by the client/user. Not only <text:span text:style-name="T33">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51"><text:span text:style-name="T34">A</text:span><text:span text:style-name="T35">PI</text:span>5:2019 - Broken Function Level Authorization</text:p>
          </table:table-cell>
          <table:table-cell table:style-name="Table1.B2" office:value-type="string">
            <text:p text:style-name="P49">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50"><text:span text:style-name="T36">A</text:span><text:span text:style-name="T37">PI</text:span>6:2019 - Mass Assignment</text:p>
          </table:table-cell>
          <table:table-cell table:style-name="Table1.B2" office:value-type="string">
            <text:p text:style-name="P49">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50"><text:span text:style-name="T36">A</text:span><text:span text:style-name="T37">PI</text:span>7:2019 - Security Misconfiguration</text:p>
          </table:table-cell>
          <table:table-cell table:style-name="Table1.B2" office:value-type="string">
            <text:p text:style-name="P49">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50"><text:span text:style-name="T36">A</text:span><text:span text:style-name="T37">PI</text:span>8:2019 - Injection</text:p>
          </table:table-cell>
          <table:table-cell table:style-name="Table1.B2" office:value-type="string">
            <text:p text:style-name="P49">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50"><text:span text:style-name="T36">A</text:span><text:span text:style-name="T37">PI</text:span>9:2019 - Improper Assets Management</text:p>
          </table:table-cell>
          <table:table-cell table:style-name="Table1.B2" office:value-type="string">
            <text:p text:style-name="P49">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50"><text:span text:style-name="T36">A</text:span><text:span text:style-name="T37">PI</text:span>10:2019 - Insufficient Logging &amp; Monitoring</text:p>
          </table:table-cell>
          <table:table-cell table:style-name="Table1.B2" office:value-type="string">
            <text:p text:style-name="P49">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row>
        <table:table-row table:style-name="Table3.2">
          <table:table-cell table:style-name="Table3.A2" office:value-type="string">
            <text:p text:style-name="P14">API Specific</text:p>
          </table:table-cell>
          <table:table-cell table:style-name="Table3.B2" office:value-type="string">
            <text:p text:style-name="P36">Exploitability: 3</text:p>
          </table:table-cell>
          <table:table-cell table:style-name="Table3.B2" office:value-type="string">
            <text:p text:style-name="P36">Prevalence: <text:span text:style-name="T29">3</text:span></text:p>
          </table:table-cell>
          <table:table-cell table:style-name="Table3.D2" office:value-type="string">
            <text:p text:style-name="P7">Detectability: <text:span text:style-name="T29">2</text:span></text:p>
          </table:table-cell>
          <table:table-cell table:style-name="Table3.B2" office:value-type="string">
            <text:p text:style-name="P36">Technical: 3</text:p>
          </table:table-cell>
          <table:table-cell table:style-name="Table3.F2" office:value-type="string">
            <text:p text:style-name="P20">Business Specific</text:p>
          </table:table-cell>
        </table:table-row>
        <table:table-row table:style-name="Table3.3">
          <table:table-cell table:style-name="Table3.A3" table:number-columns-spanned="2" office:value-type="string">
            <text:p text:style-name="P26">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6">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6">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159" text:outline-level="2"/>
      <text:h text:style-name="P166" text:outline-level="2">How To Prevent</text:h>
      <text:list xml:id="list3051891633" text:style-name="L6">
        <text:list-item>
          <text:p text:style-name="P132">Implement a proper authorization mechanism that relies on the user policies and hierarchy. </text:p>
        </text:list-item>
        <text:list-item text:style-override="L7">
          <text:p text:style-name="P133">Use an authorization mechanism to check if the logged-in user has access to perform the requested action on the record in every function that uses an input from the client to access a record in the database. </text:p>
        </text:list-item>
        <text:list-item text:style-override="L7">
          <text:p text:style-name="P133">Prefer to use random and unpredictable values as GUIDs for records’ IDs. </text:p>
        </text:list-item>
        <text:list-item text:style-override="L7">
          <text:p text:style-name="P81">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3364122441" text:style-name="L8">
        <text:list-item>
          <text:p text:style-name="P134"><text:a xlink:type="simple" xlink:href="https://cwe.mitre.org/data/definitions/284.html" text:style-name="Internet_20_link" text:visited-style-name="Visited_20_Internet_20_Link">CWE-284: Improper Access Control</text:a> </text:p>
        </text:list-item>
        <text:list-item>
          <text:p text:style-name="P134"><text:a xlink:type="simple" xlink:href="https://cwe.mitre.org/data/definitions/285.html" text:style-name="Internet_20_link" text:visited-style-name="Visited_20_Internet_20_Link">CWE-285: Improper Authorization</text:a> </text:p>
        </text:list-item>
        <text:list-item>
          <text:p text:style-name="P82"><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row>
        <table:table-row table:style-name="Table5.2">
          <table:table-cell table:style-name="Table5.A2" office:value-type="string">
            <text:p text:style-name="P15">API Specific</text:p>
          </table:table-cell>
          <table:table-cell table:style-name="Table5.B2" office:value-type="string">
            <text:p text:style-name="P37">Exploitability: 3</text:p>
          </table:table-cell>
          <table:table-cell table:style-name="Table5.C2" office:value-type="string">
            <text:p text:style-name="P21">Prevalence: 2</text:p>
          </table:table-cell>
          <table:table-cell table:style-name="Table5.C2" office:value-type="string">
            <text:p text:style-name="P21">Detectability: <text:span text:style-name="T25">2</text:span></text:p>
          </table:table-cell>
          <table:table-cell table:style-name="Table5.B2" office:value-type="string">
            <text:p text:style-name="P37">Technical: 3</text:p>
          </table:table-cell>
          <table:table-cell table:style-name="Table5.F2" office:value-type="string">
            <text:p text:style-name="P21">Business Specific</text:p>
          </table:table-cell>
        </table:table-row>
        <table:table-row table:style-name="Table5.3">
          <table:table-cell table:style-name="Table5.A3" table:number-columns-spanned="2" office:value-type="string">
            <text:p text:style-name="P27">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7">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7">Attackers can gain control to other users’ accounts in the system, read their personal data, and perform sensitive actions on their behalf, like money transactions and sending personal messages.</text:p>
          </table:table-cell>
          <table:covered-table-cell/>
        </table:table-row>
      </table:table>
      <text:h text:style-name="P160" text:outline-level="2">Is the API Vulnerable?</text:h>
      <text:p text:style-name="P63">Authentication endpoints and flows are assets that need to be protected. “Forgot password / reset password” should be treated the same way as authentication mechanisms.</text:p>
      <text:p text:style-name="Text_20_body">An API is vulnerable if it:</text:p>
      <text:list xml:id="list2867930933" text:style-name="L9">
        <text:list-item>
          <text:p text:style-name="P135">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35">Permits attackers to perform a brute force attack on the same user, without presenting captcha / account lockout mechanism. </text:p>
        </text:list-item>
        <text:list-item>
          <text:p text:style-name="P135">Permits weak passwords. </text:p>
        </text:list-item>
        <text:list-item>
          <text:p text:style-name="P135">Sends sensitive authentication details, such as auth tokens and password in the URL. </text:p>
        </text:list-item>
        <text:list-item>
          <text:p text:style-name="P135">Doesn’t validate the authenticity of tokens. </text:p>
        </text:list-item>
        <text:list-item>
          <text:p text:style-name="P135">Accepts unsigned / weakly signed JWT tokens (<text:span text:style-name="Source_20_Text">"alg":"none"</text:span>) / doesn’t validate their expiration date. </text:p>
        </text:list-item>
        <text:list-item>
          <text:p text:style-name="P135">Uses plain text, encrypted, or weakly hashed passwords.</text:p>
        </text:list-item>
        <text:list-item>
          <text:p text:style-name="P136">Uses weak encryption keys.</text:p>
        </text:list-item>
      </text:list>
      <text:h text:style-name="P160" text:outline-level="2">Example Attack Scenarios</text:h>
      <text:h text:style-name="P160" text:outline-level="2">Scenario #1</text:h>
      <text:p text:style-name="P56"><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160" text:outline-level="2">Scenario #2</text:h>
      <text:p text:style-name="P56">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160" text:outline-level="2">How To Prevent</text:h>
      <text:list xml:id="list1187244404" text:style-name="L10">
        <text:list-item>
          <text:p text:style-name="P83">Make sure you know all the possible flows to authenticate to the API (mobile/ web/deep links that implement one-click authentication/etc) </text:p>
        </text:list-item>
        <text:list-item text:style-override="L11">
          <text:p text:style-name="P137">Ask your engineers what flows you missed. </text:p>
        </text:list-item>
        <text:list-item text:style-override="L11">
          <text:p text:style-name="P137">Read about your authentication mechanisms. Make sure you understand what and how they are used. OAuth is not authentication, and neither API keys . </text:p>
        </text:list-item>
        <text:list-item text:style-override="L11">
          <text:p text:style-name="P137">Don't reinvent the wheel in authentication, token generation, password storage. Use the standards. </text:p>
        </text:list-item>
        <text:list-item text:style-override="L11">
          <text:p text:style-name="P137">Credential recovery / forget password endpoints should be treated as login endpoints in terms of brute force, rate limiting and lockout protections. </text:p>
        </text:list-item>
        <text:list-item text:style-override="L11">
          <text:p text:style-name="P137">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37">Where possible, implement multi-factor authentication. </text:p>
        </text:list-item>
        <text:list-item text:style-override="L11">
          <text:p text:style-name="P137">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37">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84">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160" text:outline-level="2"><text:bookmark text:name="user-content-references1"/>References</text:h>
      <text:h text:style-name="Heading_20_3" text:outline-level="3"><text:bookmark text:name="user-content-owasp1"/>OWASP</text:h>
      <text:list xml:id="list573001311" text:style-name="L12">
        <text:list-item>
          <text:p text:style-name="P85"><text:a xlink:type="simple" xlink:href="https://www.owasp.org/index.php/Key_Management_Cheat_Sheet" text:style-name="Internet_20_link" text:visited-style-name="Visited_20_Internet_20_Link">OWASP Key Management Cheat Sheet</text:a> </text:p>
        </text:list-item>
        <text:list-item>
          <text:p text:style-name="P85"><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86"><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993205244" text:style-name="L14">
        <text:list-item>
          <text:p text:style-name="P87"><text:a xlink:type="simple" xlink:href="https://cwe.mitre.org/data/definitions/798.html" text:style-name="Internet_20_link" text:visited-style-name="Visited_20_Internet_20_Link">CWE-798: Use of Hard-coded Credentials</text:a> </text:p>
        </text:list-item>
      </text:list>
      <text:p text:style-name="P5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row>
        <table:table-row table:style-name="Table4.2">
          <table:table-cell table:style-name="Table4.A2" office:value-type="string">
            <text:p text:style-name="P16">API Specific</text:p>
          </table:table-cell>
          <table:table-cell table:style-name="Table4.B2" office:value-type="string">
            <text:p text:style-name="P38">Exploitability: 3</text:p>
          </table:table-cell>
          <table:table-cell table:style-name="Table4.C2" office:value-type="string">
            <text:p text:style-name="P22">Prevalence: 2</text:p>
          </table:table-cell>
          <table:table-cell table:style-name="Table4.C2" office:value-type="string">
            <text:p text:style-name="P22">Detectability: <text:span text:style-name="T25">2</text:span></text:p>
          </table:table-cell>
          <table:table-cell table:style-name="Table4.C2" office:value-type="string">
            <text:p text:style-name="P22">Technical: <text:span text:style-name="T26">2</text:span></text:p>
          </table:table-cell>
          <table:table-cell table:style-name="Table4.F2" office:value-type="string">
            <text:p text:style-name="P22">Business Specific</text:p>
          </table:table-cell>
        </table:table-row>
        <table:table-row table:style-name="Table4.3">
          <table:table-cell table:style-name="Table4.A3" table:number-columns-spanned="2" office:value-type="string">
            <text:p text:style-name="P28">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8">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8">Excessive Data Exposure commonly leads to exposure of sensitive data.</text:p>
          </table:table-cell>
          <table:covered-table-cell/>
        </table:table-row>
      </table:table>
      <text:h text:style-name="P161" text:outline-level="2">Is the API Vulnerable?</text:h>
      <text:p text:style-name="P64">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59" text:outline-level="2"/>
      <text:h text:style-name="P167" text:outline-level="2"><text:bookmark text:name="user-content-how-to-prevent"/>How To Prevent</text:h>
      <text:list xml:id="list3915978800" text:style-name="L15">
        <text:list-item>
          <text:p text:style-name="P88">Never rely on the client side to perform sensitive data filtering. </text:p>
        </text:list-item>
        <text:list-item>
          <text:p text:style-name="P88">Review the responses from the API to make sure they contain only legitimate data.</text:p>
        </text:list-item>
        <text:list-item>
          <text:p text:style-name="P88">Explicitly define and enforce data returned by all API methods, including errors. Whenever possible: use schemas for responses, patterns for all strings and clear field names. </text:p>
        </text:list-item>
        <text:list-item text:style-override="L16">
          <text:p text:style-name="P89">Define all sensitive and personally identifiable information (PII) that your application stores and works with and review all API calls returning such information to see if these responses can be a security issue.</text:p>
        </text:list-item>
      </text:list>
      <text:h text:style-name="Heading_20_2" text:outline-level="2"><text:bookmark text:name="user-content-references2"/>References</text:h>
      <text:h text:style-name="Heading_20_3" text:outline-level="3"><text:bookmark text:name="user-content-external2"/>External</text:h>
      <text:list xml:id="list3720694691" text:style-name="L17">
        <text:list-item>
          <text:p text:style-name="P170"><text:a xlink:type="simple" xlink:href="https://cwe.mitre.org/data/definitions/213.html" text:style-name="Internet_20_link" text:visited-style-name="Visited_20_Internet_20_Link">CWE-213: Intentional Information Exposure</text:a></text:p>
        </text:list-item>
      </text:list>
      <text:p text:style-name="P3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row>
        <table:table-row table:style-name="Table6.2">
          <table:table-cell table:style-name="Table6.A2" office:value-type="string">
            <text:p text:style-name="P16">API Specific</text:p>
          </table:table-cell>
          <table:table-cell table:style-name="Table6.B2" office:value-type="string">
            <text:p text:style-name="P22">Exploitability: <text:span text:style-name="T26">2</text:span></text:p>
          </table:table-cell>
          <table:table-cell table:style-name="Table6.C2" office:value-type="string">
            <text:p text:style-name="P38">Prevalence: <text:span text:style-name="T26">3</text:span></text:p>
          </table:table-cell>
          <table:table-cell table:style-name="Table6.C2" office:value-type="string">
            <text:p text:style-name="P38">Detectability: <text:span text:style-name="T26">3</text:span></text:p>
          </table:table-cell>
          <table:table-cell table:style-name="Table6.B2" office:value-type="string">
            <text:p text:style-name="P22">Technical: <text:span text:style-name="T26">2</text:span></text:p>
          </table:table-cell>
          <table:table-cell table:style-name="Table6.F2" office:value-type="string">
            <text:p text:style-name="P22">Business Specific</text:p>
          </table:table-cell>
        </table:table-row>
        <table:table-row table:style-name="Table6.3">
          <table:table-cell table:style-name="Table6.A3" table:number-columns-spanned="2" office:value-type="string">
            <text:p text:style-name="P28">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8">It’s common to find APIs that do not implement rate limiting or APIs where limits are not properly set.</text:p>
          </table:table-cell>
          <table:covered-table-cell/>
          <table:table-cell table:style-name="Table6.E3" table:number-columns-spanned="2" office:value-type="string">
            <text:p text:style-name="P28">Exploitation may lead to DoS, making the API unresponsive or even unavailable.</text:p>
          </table:table-cell>
          <table:covered-table-cell/>
        </table:table-row>
      </table:table>
      <text:h text:style-name="P161" text:outline-level="2">Is the API Vulnerable?</text:h>
      <text:p text:style-name="P64">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2389677726" text:style-name="L18">
        <text:list-item>
          <text:p text:style-name="P90">Execution timeouts </text:p>
        </text:list-item>
        <text:list-item text:style-override="L19">
          <text:p text:style-name="P138">Max allocable memory </text:p>
        </text:list-item>
        <text:list-item text:style-override="L19">
          <text:p text:style-name="P138">Number of file descriptors </text:p>
        </text:list-item>
        <text:list-item text:style-override="L19">
          <text:p text:style-name="P138">Number of processes </text:p>
        </text:list-item>
        <text:list-item text:style-override="L19">
          <text:p text:style-name="P138">Request payload size (e.g. uploads) </text:p>
        </text:list-item>
        <text:list-item text:style-override="L19">
          <text:p text:style-name="P138">Number of requests per client/resource </text:p>
        </text:list-item>
        <text:list-item text:style-override="L19">
          <text:p text:style-name="P91">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159" text:outline-level="2"/>
      <text:h text:style-name="P167" text:outline-level="2"><text:bookmark text:name="user-content-how-to-prevent1"/>How To Prevent</text:h>
      <text:list xml:id="list2147810075" text:style-name="L20">
        <text:list-item>
          <text:p text:style-name="P92">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1">
          <text:p text:style-name="P139">Implement a limit on how often a client can call the API within a defined timeframe. </text:p>
        </text:list-item>
        <text:list-item text:style-override="L21">
          <text:p text:style-name="P139">For sensitive operations such as login or password reset, consider rate limits by API method (e.g., authentication), client (e.g., IP address), property (e.g., username). </text:p>
        </text:list-item>
        <text:list-item text:style-override="L21">
          <text:p text:style-name="P139">Notify the client when the limit is exceeded by providing the limit number and the time at which the limit will be reset. </text:p>
        </text:list-item>
        <text:list-item text:style-override="L21">
          <text:p text:style-name="P139">Add proper server-side validation for query string and request body parameters, specifically the one that controls the number of records to be returned in the response. </text:p>
        </text:list-item>
        <text:list-item text:style-override="L21">
          <text:p text:style-name="P139">Define and enforce maximum size of data on all incoming parameters and payloads such as maximum length for strings and maximum number of elements in arrays. </text:p>
        </text:list-item>
        <text:list-item text:style-override="L21">
          <text:p text:style-name="P93">If your API accepts compressed files check compression ratios before expanding the files to protect yourself against "zip bombs". </text:p>
        </text:list-item>
      </text:list>
      <text:h text:style-name="Heading_20_2" text:outline-level="2"><text:bookmark text:name="user-content-references3"/>References</text:h>
      <text:h text:style-name="Heading_20_3" text:outline-level="3"><text:bookmark text:name="user-content-owasp3"/>OWASP</text:h>
      <text:list xml:id="list2518895631" text:style-name="L22">
        <text:list-item>
          <text:p text:style-name="P140"><text:a xlink:type="simple" xlink:href="https://www.owasp.org/index.php/Blocking_Brute_Force_Attacks" text:style-name="Internet_20_link" text:visited-style-name="Visited_20_Internet_20_Link">Blocking Brute Force Attacks</text:a> </text:p>
        </text:list-item>
        <text:list-item>
          <text:p text:style-name="P140"><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94"><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3675325256" text:style-name="L23">
        <text:list-item>
          <text:p text:style-name="P141"><text:a xlink:type="simple" xlink:href="https://cwe.mitre.org/data/definitions/307.html" text:style-name="Internet_20_link" text:visited-style-name="Visited_20_Internet_20_Link">CWE-307: Improper Restriction of Excessive Authentication Attempts</text:a> </text:p>
        </text:list-item>
        <text:list-item>
          <text:p text:style-name="P141"><text:a xlink:type="simple" xlink:href="https://cwe.mitre.org/data/definitions/770.html" text:style-name="Internet_20_link" text:visited-style-name="Visited_20_Internet_20_Link">CWE-770: Allocation of Resources Without Limits or Throttling</text:a> </text:p>
        </text:list-item>
        <text:list-item>
          <text:p text:style-name="P95">“<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2"/>
      <text:p text:style-name="P3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row>
        <table:table-row table:style-name="Table7.2">
          <table:table-cell table:style-name="Table7.A2" office:value-type="string">
            <text:p text:style-name="P17">API Specific</text:p>
          </table:table-cell>
          <table:table-cell table:style-name="Table7.B2" office:value-type="string">
            <text:p text:style-name="P39">Exploitability: <text:span text:style-name="T28">3</text:span></text:p>
          </table:table-cell>
          <table:table-cell table:style-name="Table7.C2" office:value-type="string">
            <text:p text:style-name="P23">Prevalence: <text:span text:style-name="T28">2</text:span></text:p>
          </table:table-cell>
          <table:table-cell table:style-name="Table7.D2" office:value-type="string">
            <text:p text:style-name="P23">Detectability: <text:span text:style-name="T28">1</text:span></text:p>
          </table:table-cell>
          <table:table-cell table:style-name="Table7.C2" office:value-type="string">
            <text:p text:style-name="P23">Technical: <text:span text:style-name="T26">2</text:span></text:p>
          </table:table-cell>
          <table:table-cell table:style-name="Table7.F2" office:value-type="string">
            <text:p text:style-name="P23">Business Specific</text:p>
          </table:table-cell>
        </table:table-row>
        <table:table-row table:style-name="Table7.3">
          <table:table-cell table:style-name="Table7.A3" table:number-columns-spanned="2" office:value-type="string">
            <text:p text:style-name="P29">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 or changing the value of a parameter like "is_admin" from "false" to "true").</text:p>
          </table:table-cell>
          <table:covered-table-cell/>
          <table:table-cell table:style-name="Table7.C3" table:number-columns-spanned="2" office:value-type="string">
            <text:p text:style-name="P29">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9">Such flaws allow attackers to access unauthorized functionality. Administrative functions are key targets for this type of attack.</text:p>
          </table:table-cell>
          <table:covered-table-cell/>
        </table:table-row>
      </table:table>
      <text:h text:style-name="P162" text:outline-level="2">Is the API Vulnerable?</text:h>
      <text:p text:style-name="P58">The best way to find broken function level authorization issues is to perform deep analysis of the authorization mechanism, while keeping in mind the user hierarchy, different roles or groups in the application, and asking the following questions:</text:p>
      <text:list xml:id="list1232424717" text:style-name="L24">
        <text:list-item>
          <text:p text:style-name="P96">Can a regular user access administrative endpoints? </text:p>
        </text:list-item>
        <text:list-item text:style-override="L25">
          <text:p text:style-name="P142">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5">
          <text:p text:style-name="P97">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oft-page-break/><text:span text:style-name="Source_20_Text">POST /api/invites/new</text:span></text:p>
      <text:p text:style-name="P70"><text:span text:style-name="Source_20_Text">{“email”:”hugo@malicious.com”,”role”:”admin”}</text:span></text:p>
      <text:h text:style-name="Heading_20_3" text:outline-level="3"><text:bookmark text:name="user-content-scenario-23"/>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8">Your application should have a consistent and easy to analyze authorization module that is invoked from all your business functions. Frequently, such protection is provided by one or more components external to the application code.</text:p>
      <text:list xml:id="list3667465325" text:style-name="L26">
        <text:list-item>
          <text:p text:style-name="P98">The enforcement mechanism(s) should deny all access by default, requiring explicit grants to specific roles for access to every function. </text:p>
        </text:list-item>
        <text:list-item text:style-override="L27">
          <text:p text:style-name="P143">Review your API endpoints against function level authorization flaws, while keeping in mind the business logic of the application and groups hierarchy. </text:p>
        </text:list-item>
        <text:list-item text:style-override="L27">
          <text:p text:style-name="P143">Make sure that all of your administrative controllers inherit from an administrative abstract controller that implements authorization checks based on the user’s group/role. </text:p>
        </text:list-item>
        <text:list-item text:style-override="L27">
          <text:p text:style-name="P99">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177" text:outline-level="3"><text:bookmark text:name="user-content-owasp5"/>OWASP</text:h>
      <text:list xml:id="list101555967" text:style-name="L28">
        <text:list-item>
          <text:p text:style-name="P100"><text:a xlink:type="simple" xlink:href="https://www.owasp.org/index.php/Forced_browsing" text:style-name="Internet_20_link" text:visited-style-name="Visited_20_Internet_20_Link">OWASP Article on Forced Browsing</text:a> </text:p>
        </text:list-item>
        <text:list-item>
          <text:p text:style-name="P100"><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00"><text:a xlink:type="simple" xlink:href="https://www.owasp.org/index.php/Category:Access_Control" text:style-name="Internet_20_link" text:visited-style-name="Visited_20_Internet_20_Link">OWASP Development Guide: Chapter on Authorization</text:a> </text:p>
        </text:list-item>
      </text:list>
      <text:h text:style-name="P177" text:outline-level="3"><text:bookmark text:name="user-content-external5"/>External</text:h>
      <text:list xml:id="list1078474957" text:style-name="L29">
        <text:list-item>
          <text:p text:style-name="P101"><text:a xlink:type="simple" xlink:href="https://cwe.mitre.org/data/definitions/285.html" text:style-name="Internet_20_link" text:visited-style-name="Visited_20_Internet_20_Link">CWE-285: Improper Authorization</text:a> </text:p>
        </text:list-item>
      </text:list>
      <text:p text:style-name="P33"/>
      <text:p text:style-name="P3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row>
        <table:table-row table:style-name="Table8.2">
          <table:table-cell table:style-name="Table8.A2" office:value-type="string">
            <text:p text:style-name="P18">API Specific</text:p>
          </table:table-cell>
          <table:table-cell table:style-name="Table8.B2" office:value-type="string">
            <text:p text:style-name="P24">Exploitability: <text:span text:style-name="T26">2</text:span></text:p>
          </table:table-cell>
          <table:table-cell table:style-name="Table8.B2" office:value-type="string">
            <text:p text:style-name="P24">Prevalence: <text:span text:style-name="T22">2</text:span></text:p>
          </table:table-cell>
          <table:table-cell table:style-name="Table8.B2" office:value-type="string">
            <text:p text:style-name="P24">Detectability: <text:span text:style-name="T22">2</text:span></text:p>
          </table:table-cell>
          <table:table-cell table:style-name="Table8.B2" office:value-type="string">
            <text:p text:style-name="P24">Technical: <text:span text:style-name="T26">2</text:span></text:p>
          </table:table-cell>
          <table:table-cell table:style-name="Table8.F2" office:value-type="string">
            <text:p text:style-name="P24">Business Specific</text:p>
          </table:table-cell>
        </table:table-row>
        <table:table-row table:style-name="Table8.3">
          <table:table-cell table:style-name="Table8.A3" table:number-columns-spanned="2" office:value-type="string">
            <text:p text:style-name="P30">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30">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30">Exploitation may lead to privilege escalation, data tampering, bypass of security mechanisms, and more.</text:p>
          </table:table-cell>
          <table:covered-table-cell/>
        </table:table-row>
      </table:table>
      <text:h text:style-name="P163"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471303379" text:style-name="L30">
        <text:list-item>
          <text:p text:style-name="P102"><text:span text:style-name="Strong_20_Emphasis">Permission-related properties</text:span>: <text:span text:style-name="Source_20_Text">user.is_admin</text:span>, <text:span text:style-name="Source_20_Text">user.is_vip</text:span> should only be set by admins. </text:p>
        </text:list-item>
        <text:list-item text:style-override="L31">
          <text:p text:style-name="P144"><text:span text:style-name="Strong_20_Emphasis">Process-dependent properties</text:span>: <text:span text:style-name="Source_20_Text">user.cash</text:span> should only be set internally after payment verification. </text:p>
        </text:list-item>
        <text:list-item text:style-override="L31">
          <text:p text:style-name="P103"><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70">{"user_name":"inons","age":24}</text:p>
      <text:p text:style-name="Text_20_body">The request <text:span text:style-name="Source_20_Text">GET /api/v1/users/me</text:span> includes an additional credit_balance property:</text:p>
      <text:p text:style-name="P70">{"user_name":"inons","age":24,"credit_balance":10}.</text:p>
      <text:p text:style-name="Text_20_body">The attacker replays the first request with the following payload:</text:p>
      <text:p text:style-name="P70">{"user_name":"attacker","age":60,"credit_balance":99999}</text:p>
      <text:p text:style-name="Text_20_body">Since the endpoint is vulnerable to mass assignment, the attacker receives credits without paying.</text:p>
      <text:h text:style-name="P178" text:outline-level="3"/>
      <text:h text:style-name="P182"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163" text:outline-level="2"><text:bookmark text:name="user-content-how-to-prevent4"/>How To Prevent</text:h>
      <text:list xml:id="list2286472219" text:style-name="L32">
        <text:list-item>
          <text:p text:style-name="P104">If possible, avoid using functions that automatically bind a client’s input into code variables or internal objects. </text:p>
        </text:list-item>
        <text:list-item>
          <text:p text:style-name="P104">Whitelist only the properties that should be updated by the client.</text:p>
        </text:list-item>
        <text:list-item>
          <text:p text:style-name="P104">Use built-in features to blacklist properties that should not be accessed by clients.</text:p>
        </text:list-item>
        <text:list-item>
          <text:p text:style-name="P104">If applicable, explicitly define and enforce schemas for the input data payloads.</text:p>
        </text:list-item>
      </text:list>
      <text:h text:style-name="Heading_20_2" text:outline-level="2"><text:bookmark text:name="user-content-references6"/>References</text:h>
      <text:h text:style-name="P179" text:outline-level="3"><text:bookmark text:name="user-content-external6"/>External</text:h>
      <text:list xml:id="list2423805619" text:style-name="L33">
        <text:list-item>
          <text:p text:style-name="P105"><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4"/>
      <text:p text:style-name="P3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row>
        <table:table-row table:style-name="Table9.2">
          <table:table-cell table:style-name="Table9.A2" office:value-type="string">
            <text:p text:style-name="P18">API Specific</text:p>
          </table:table-cell>
          <table:table-cell table:style-name="Table9.B2" office:value-type="string">
            <text:p text:style-name="P40">Exploitability: <text:span text:style-name="T22">3</text:span></text:p>
          </table:table-cell>
          <table:table-cell table:style-name="Table9.B2" office:value-type="string">
            <text:p text:style-name="P40">Prevalence: <text:span text:style-name="T22">3</text:span></text:p>
          </table:table-cell>
          <table:table-cell table:style-name="Table9.B2" office:value-type="string">
            <text:p text:style-name="P40">Detectability: <text:span text:style-name="T22">3</text:span></text:p>
          </table:table-cell>
          <table:table-cell table:style-name="Table9.E2" office:value-type="string">
            <text:p text:style-name="P24">Technical: <text:span text:style-name="T26">2</text:span></text:p>
          </table:table-cell>
          <table:table-cell table:style-name="Table9.F2" office:value-type="string">
            <text:p text:style-name="P24">Business Specific</text:p>
          </table:table-cell>
        </table:table-row>
        <table:table-row table:style-name="Table9.3">
          <table:table-cell table:style-name="Table9.A3" table:number-columns-spanned="2" office:value-type="string">
            <text:p text:style-name="P30">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30">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30">Security misconfigurations can not only expose sensitive user data, but also system details that may lead to full server compromise.</text:p>
          </table:table-cell>
          <table:covered-table-cell/>
        </table:table-row>
      </table:table>
      <text:h text:style-name="P163" text:outline-level="2">Is the API Vulnerable?</text:h>
      <text:p text:style-name="P59">The API might be vulnerable if:</text:p>
      <text:list xml:id="list4147661235" text:style-name="L34">
        <text:list-item>
          <text:p text:style-name="P106">Appropriate security hardening is missing across any part of the application stack, or if it has improperly configured permissions on cloud services. </text:p>
        </text:list-item>
        <text:list-item text:style-override="L35">
          <text:p text:style-name="P145">The latest security patches are missing, or the systems are out of date. </text:p>
        </text:list-item>
        <text:list-item text:style-override="L35">
          <text:p text:style-name="P145">Unnecessary features are enabled (e.g., HTTP verbs). </text:p>
        </text:list-item>
        <text:list-item text:style-override="L35">
          <text:p text:style-name="P145">Transport Layer Security (TLS) is missing. </text:p>
        </text:list-item>
        <text:list-item text:style-override="L35">
          <text:p text:style-name="P145">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5">
          <text:p text:style-name="P145">A Cross-Origin Resource Sharing (CORS) policy is missing or improperly set. </text:p>
        </text:list-item>
        <text:list-item text:style-override="L35">
          <text:p text:style-name="P107">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70"><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9">The API life cycle should include:</text:p>
      <text:list xml:id="list4068994435" text:style-name="L36">
        <text:list-item>
          <text:p text:style-name="P108">A repeatable hardening process leading to fast and easy deployment of a properly locked down environment. </text:p>
        </text:list-item>
        <text:list-item text:style-override="L37">
          <text:p text:style-name="P146">A task to review and update configurations across the entire API stack. The review should include: orchestration files, API components, and cloud services (e.g., S3 bucket permissions). </text:p>
        </text:list-item>
        <text:list-item text:style-override="L37">
          <text:p text:style-name="P146">A secure communication channel for all API interactions access to static assets (e.g., images). </text:p>
        </text:list-item>
        <text:list-item text:style-override="L37">
          <text:p text:style-name="P146">An automated process to continuously assess the effectiveness of the configuration and settings in all environments. </text:p>
        </text:list-item>
        <text:list-item text:style-override="L37">
          <text:p text:style-name="P109">To prevent exception traces and other valuable information from being sent back to attackers, if applicable, define and enforce all API response payload schemas including error responses. <text:s/></text:p>
        </text:list-item>
      </text:list>
      <text:h text:style-name="Heading_20_2" text:outline-level="2"><text:bookmark text:name="user-content-references7"/>References</text:h>
      <text:h text:style-name="P179" text:outline-level="3"><text:bookmark text:name="user-content-owasp7"/>OWASP</text:h>
      <text:list xml:id="list366518014" text:style-name="L38">
        <text:list-item>
          <text:p text:style-name="P110"><text:a xlink:type="simple" xlink:href="https://www.owasp.org/index.php/OWASP_Secure_Headers_Project" text:style-name="Internet_20_link" text:visited-style-name="Visited_20_Internet_20_Link">OWASP Secure Headers Project</text:a> </text:p>
        </text:list-item>
        <text:list-item>
          <text:p text:style-name="P110"><text:a xlink:type="simple" xlink:href="https://www.owasp.org/index.php/Testing_for_configuration_management" text:style-name="Internet_20_link" text:visited-style-name="Visited_20_Internet_20_Link">OWASP Testing Guide: Configuration Management</text:a> </text:p>
        </text:list-item>
        <text:list-item>
          <text:p text:style-name="P110"><text:a xlink:type="simple" xlink:href="https://www.owasp.org/index.php/Testing_for_Error_Code_(OTG-ERR-001)" text:style-name="Internet_20_link" text:visited-style-name="Visited_20_Internet_20_Link">OWASP Testing Guide: Testing for Error Codes</text:a> </text:p>
        </text:list-item>
      </text:list>
      <text:h text:style-name="P179" text:outline-level="3"><text:bookmark text:name="user-content-external7"/>External</text:h>
      <text:list xml:id="list3142433705" text:style-name="L39">
        <text:list-item>
          <text:p text:style-name="P111"><text:a xlink:type="simple" xlink:href="https://cwe.mitre.org/data/definitions/2.html" text:style-name="Internet_20_link" text:visited-style-name="Visited_20_Internet_20_Link">CWE-2: Environmental Security Flaws</text:a> </text:p>
        </text:list-item>
        <text:list-item>
          <text:p text:style-name="P111"><text:a xlink:type="simple" xlink:href="https://cwe.mitre.org/data/definitions/16.html" text:style-name="Internet_20_link" text:visited-style-name="Visited_20_Internet_20_Link">CWE-16: Configuration</text:a> </text:p>
        </text:list-item>
        <text:list-item>
          <text:p text:style-name="P111"><text:a xlink:type="simple" xlink:href="https://cwe.mitre.org/data/definitions/388.html" text:style-name="Internet_20_link" text:visited-style-name="Visited_20_Internet_20_Link">CWE-388: Error Handling</text:a> </text:p>
        </text:list-item>
        <text:list-item>
          <text:p text:style-name="P111"><text:a xlink:type="simple" xlink:href="https://csrc.nist.gov/publications/detail/sp/800-123/final" text:style-name="Internet_20_link" text:visited-style-name="Visited_20_Internet_20_Link">Guide to General Server Security</text:a>, NIST </text:p>
        </text:list-item>
        <text:list-item>
          <text:p text:style-name="P111"><text:a xlink:type="simple" xlink:href="https://letsencrypt.org/" text:style-name="Internet_20_link" text:visited-style-name="Visited_20_Internet_20_Link">Let’s Encrypt: a free, automated, and open Certificate Authority</text:a> </text:p>
        </text:list-item>
      </text:list>
      <text:p text:style-name="P34"/>
      <text:p text:style-name="P34"/>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row>
        <table:table-row table:style-name="Table10.2">
          <table:table-cell table:style-name="Table10.A2" office:value-type="string">
            <text:p text:style-name="P19">API Specific</text:p>
          </table:table-cell>
          <table:table-cell table:style-name="Table10.B2" office:value-type="string">
            <text:p text:style-name="P41">Exploitability: <text:span text:style-name="T22">3</text:span></text:p>
          </table:table-cell>
          <table:table-cell table:style-name="Table10.C2" office:value-type="string">
            <text:p text:style-name="P25">Prevalence: <text:span text:style-name="T27">2</text:span></text:p>
          </table:table-cell>
          <table:table-cell table:style-name="Table10.B2" office:value-type="string">
            <text:p text:style-name="P41">Detectability: <text:span text:style-name="T22">3</text:span></text:p>
          </table:table-cell>
          <table:table-cell table:style-name="Table10.B2" office:value-type="string">
            <text:p text:style-name="P41">Technical: <text:span text:style-name="T27">3</text:span></text:p>
          </table:table-cell>
          <table:table-cell table:style-name="Table10.F2" office:value-type="string">
            <text:p text:style-name="P25">Business Specific</text:p>
          </table:table-cell>
        </table:table-row>
        <table:table-row table:style-name="Table10.3">
          <table:table-cell table:style-name="Table10.A3" table:number-columns-spanned="2" office:value-type="string">
            <text:p text:style-name="P31">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1">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1">Injection can lead to information disclosure and data loss. It may also lead to DoS, or complete host takeover.</text:p>
          </table:table-cell>
          <table:covered-table-cell/>
        </table:table-row>
      </table:table>
      <text:h text:style-name="P164" text:outline-level="2">Is the API Vulnerable?</text:h>
      <text:p text:style-name="P60">The API is vulnerable to injection flaws if:</text:p>
      <text:list xml:id="list2383218697" text:style-name="L40">
        <text:list-item>
          <text:p text:style-name="P112">Client-supplied data is not validated, filtered, or sanitized by the API. </text:p>
        </text:list-item>
        <text:list-item text:style-override="L41">
          <text:p text:style-name="P147">Client-supplied data is directly used or concatenated to SQL/NoSQL/LDAP queries, OS commands, XML parsers, and Object Relational Mapping (ORM)/Object Document Mapper (ODM). </text:p>
        </text:list-item>
        <text:list-item text:style-override="L41">
          <text:p text:style-name="P113">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26"/>Scenario #<text:span text:style-name="T39">1</text:span></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70">system(cmd);</text:p>
      <text:p text:style-name="Text_20_body">The following command allows the attacker to shut down any device with the same vulnerable firmware:</text:p>
      <text:p text:style-name="P70"><text:span text:style-name="Source_20_Text">$ curl -k "https://${deviceIP}:4567/api/CONFIG/restore" -F 'appid=$(/etc/pod/power_down.sh)'</text:span></text:p>
      <text:h text:style-name="P180" text:outline-level="3"><text:span text:style-name="Source_20_Text">Scenario #</text:span><text:span text:style-name="Source_20_Text"><text:span text:style-name="T39">2</text:span></text:span></text:h>
      <text:p text:style-name="P65">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74">router.delete('/bookings', async function (req, res, next) {</text:p>
      <text:p text:style-name="P74"><text:s text:c="2"/>try {</text:p>
      <text:p text:style-name="P74"><text:s text:c="4"/>const deletedBooking = await Bookings.findOneAndRemove({_id' : req.query.bookingId});</text:p>
      <text:p text:style-name="P74"><text:s text:c="4"/>res.status(200);</text:p>
      <text:p text:style-name="P74"><text:s text:c="2"/>} catch (err) {</text:p>
      <text:p text:style-name="P74"><text:s text:c="4"/>res.status(400).json({</text:p>
      <text:p text:style-name="P74"><text:s text:c="6"/>error: 'Unexpected error occured while processing a request'</text:p>
      <text:p text:style-name="P74"><text:s text:c="4"/>});</text:p>
      <text:p text:style-name="P73"><text:s text:c="2"/>}<text:line-break/><text:span text:style-name="T30">});</text:span></text:p>
      <text:p text:style-name="P71"><text:soft-page-break/>The attacker intercepted the request and changed <text:span text:style-name="Source_20_Text">bookingId</text:span> query string parameter as shown below. In this case, the attacker managed to delete another user's booking:</text:p>
      <text:p text:style-name="P72">DELETE /api/bookings?bookingId[$ne]=678</text:p>
      <text:h text:style-name="Heading_20_2" text:outline-level="2"><text:bookmark text:name="user-content-how-to-prevent6"/>How To Prevent</text:h>
      <text:p text:style-name="P60">Preventing injection requires keeping data separate from commands and queries.</text:p>
      <text:list xml:id="list3469423820" text:style-name="L42">
        <text:list-item>
          <text:p text:style-name="P148">Perform data validation using a single, trustworthy, and actively maintained library. </text:p>
        </text:list-item>
        <text:list-item text:style-override="L43">
          <text:p text:style-name="P149">Validate, filter, and sanitize all client-provided data, or other data coming from integrated systems. </text:p>
        </text:list-item>
        <text:list-item text:style-override="L43">
          <text:p text:style-name="P149">Special characters should be escaped using the specific syntax for the target interpreter. </text:p>
        </text:list-item>
        <text:list-item text:style-override="L43">
          <text:p text:style-name="P149">Prefer a safe API that provides a parameterized interface. </text:p>
        </text:list-item>
        <text:list-item text:style-override="L43">
          <text:p text:style-name="P149">Always limit the number of returned records to prevent mass disclosure in case of injection. </text:p>
        </text:list-item>
        <text:list-item text:style-override="L43">
          <text:p text:style-name="P149">Validate incoming data using sufficient filters to only allow valid values for each input parameter. </text:p>
        </text:list-item>
        <text:list-item text:style-override="L43">
          <text:p text:style-name="P149">To prevent data leaks, define and enforce schemas for all API responses. </text:p>
        </text:list-item>
        <text:list-item text:style-override="L43">
          <text:p text:style-name="P114">Define data types and strict patterns for all string parameters. </text:p>
        </text:list-item>
      </text:list>
      <text:h text:style-name="Heading_20_2" text:outline-level="2"><text:bookmark text:name="user-content-references8"/>References</text:h>
      <text:h text:style-name="P181" text:outline-level="3"><text:bookmark text:name="user-content-owasp8"/>OWASP</text:h>
      <text:list xml:id="list3562443779" text:style-name="L44">
        <text:list-item>
          <text:p text:style-name="P115"><text:a xlink:type="simple" xlink:href="https://www.owasp.org/index.php/Injection_Flaws" text:style-name="Internet_20_link" text:visited-style-name="Visited_20_Internet_20_Link">OWASP Injection Flaws</text:a> </text:p>
        </text:list-item>
        <text:list-item>
          <text:p text:style-name="P115"><text:a xlink:type="simple" xlink:href="https://www.owasp.org/index.php/SQL_Injection" text:style-name="Internet_20_link" text:visited-style-name="Visited_20_Internet_20_Link">SQL Injection</text:a> </text:p>
        </text:list-item>
        <text:list-item>
          <text:p text:style-name="P115"><text:a xlink:type="simple" xlink:href="https://www.owasp.org/images/e/ed/GOD16-NOSQL.pdf" text:style-name="Internet_20_link" text:visited-style-name="Visited_20_Internet_20_Link">NoSQL Injection Fun with Objects and Arrays</text:a> </text:p>
        </text:list-item>
        <text:list-item>
          <text:p text:style-name="P115"><text:a xlink:type="simple" xlink:href="https://www.owasp.org/index.php/Command_Injection" text:style-name="Internet_20_link" text:visited-style-name="Visited_20_Internet_20_Link">Command Injection</text:a> </text:p>
        </text:list-item>
      </text:list>
      <text:h text:style-name="P181" text:outline-level="3"><text:bookmark text:name="user-content-external8"/>External</text:h>
      <text:list xml:id="list2770178322" text:style-name="L45">
        <text:list-item>
          <text:p text:style-name="P116"><text:a xlink:type="simple" xlink:href="https://cwe.mitre.org/data/definitions/77.html" text:style-name="Internet_20_link" text:visited-style-name="Visited_20_Internet_20_Link">CWE-77: Command Injection</text:a> </text:p>
        </text:list-item>
        <text:list-item>
          <text:p text:style-name="P116"><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row>
        <table:table-row table:style-name="Table11.2">
          <table:table-cell table:style-name="Table11.A2" office:value-type="string">
            <text:p text:style-name="P19">API Specific</text:p>
          </table:table-cell>
          <table:table-cell table:style-name="Table11.B2" office:value-type="string">
            <text:p text:style-name="P41">Exploitability: <text:span text:style-name="T22">3</text:span></text:p>
          </table:table-cell>
          <table:table-cell table:style-name="Table11.B2" office:value-type="string">
            <text:p text:style-name="P41">Prevalence: <text:span text:style-name="T27">3</text:span></text:p>
          </table:table-cell>
          <table:table-cell table:style-name="Table11.D2" office:value-type="string">
            <text:p text:style-name="P25">Detectability: <text:span text:style-name="T27">2</text:span></text:p>
          </table:table-cell>
          <table:table-cell table:style-name="Table11.D2" office:value-type="string">
            <text:p text:style-name="P25">Technical: <text:span text:style-name="T27">2</text:span></text:p>
          </table:table-cell>
          <table:table-cell table:style-name="Table11.F2" office:value-type="string">
            <text:p text:style-name="P25">Business Specific</text:p>
          </table:table-cell>
        </table:table-row>
        <table:table-row table:style-name="Table11.3">
          <table:table-cell table:style-name="Table11.A3" table:number-columns-spanned="2" office:value-type="string">
            <text:p text:style-name="P31">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1">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1">Attackers may gain access to sensitive data, or even takeover the server through old, unpatched API versions connected to the same database.</text:p>
          </table:table-cell>
          <table:covered-table-cell/>
        </table:table-row>
      </table:table>
      <text:h text:style-name="P164" text:outline-level="2">Is the API Vulnerable?</text:h>
      <text:p text:style-name="P60">The API might be vulnerable if:</text:p>
      <text:list xml:id="list599881879" text:style-name="L46">
        <text:list-item>
          <text:p text:style-name="P117">The purpose of an API host is unclear, and there are no explicit answers to the following questions: </text:p>
          <text:list text:style-name="L47">
            <text:list-item>
              <text:p text:style-name="P150">Which environment is the API running in (e.g., production, staging, test, development)? </text:p>
            </text:list-item>
            <text:list-item>
              <text:p text:style-name="P150">Who should have network access to the API (e.g., public, internal, partners)? </text:p>
            </text:list-item>
            <text:list-item>
              <text:p text:style-name="P150">Which API version is running? </text:p>
            </text:list-item>
            <text:list-item>
              <text:p text:style-name="P150">What data is gathered and processed by the API (e.g., PII)? </text:p>
            </text:list-item>
            <text:list-item>
              <text:p text:style-name="P150">What's the data flow? </text:p>
            </text:list-item>
          </text:list>
        </text:list-item>
        <text:list-item text:style-override="L47">
          <text:p text:style-name="P150">There is no documentation, or the existing documentation is not updated. </text:p>
        </text:list-item>
        <text:list-item text:style-override="L47">
          <text:p text:style-name="P150">There is no retirement plan for each API version. </text:p>
        </text:list-item>
        <text:list-item text:style-override="L47">
          <text:p text:style-name="P150">Hosts inventory is missing or outdated. </text:p>
        </text:list-item>
        <text:list-item text:style-override="L47">
          <text:p text:style-name="P150">Integrated services inventory, either first- or third-party, is missing or outdated. </text:p>
        </text:list-item>
        <text:list-item text:style-override="L47">
          <text:p text:style-name="P118">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64" text:outline-level="2"><text:bookmark text:name="user-content-how-to-prevent7"/><text:soft-page-break/>How To Prevent</text:h>
      <text:list xml:id="list4173775307" text:style-name="L48">
        <text:list-item>
          <text:p text:style-name="P119">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9">
          <text:p text:style-name="P151">Inventory integrated services and document important aspects such as their role in the system, what data is exchanged (data flow), and its sensitivity. </text:p>
        </text:list-item>
        <text:list-item text:style-override="L49">
          <text:p text:style-name="P151">Document all aspects of your API such as authentication, errors, redirects, rate limiting, cross-origin resource sharing (CORS) policy and endpoints, including their parameters, requests, and responses. </text:p>
        </text:list-item>
        <text:list-item text:style-override="L49">
          <text:p text:style-name="P151">Generate documentation automatically by adopting open standards. Include the documentation build in your CI/CD pipeline. </text:p>
        </text:list-item>
        <text:list-item text:style-override="L49">
          <text:p text:style-name="P151">Make API documentation available to those authorized to use the API. </text:p>
        </text:list-item>
        <text:list-item text:style-override="L49">
          <text:p text:style-name="P151">Use external protection measures such as API security firewalls for all exposed versions of your APIs, not just for the current production version. </text:p>
        </text:list-item>
        <text:list-item text:style-override="L49">
          <text:p text:style-name="P151">Avoid using production data with non-production API deployments. If this is unavoidable, these endpoints should get the same security treatment as the production ones. </text:p>
        </text:list-item>
        <text:list-item text:style-override="L49">
          <text:p text:style-name="P120">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Heading_20_2" text:outline-level="2"><text:bookmark text:name="user-content-references9"/>References</text:h>
      <text:h text:style-name="P181" text:outline-level="3"><text:bookmark text:name="user-content-external9"/>External</text:h>
      <text:list xml:id="list3615822651" text:style-name="L50">
        <text:list-item>
          <text:p text:style-name="P121"><text:a xlink:type="simple" xlink:href="https://cwe.mitre.org/data/definitions/1059.html" text:style-name="Internet_20_link" text:visited-style-name="Visited_20_Internet_20_Link">CWE-1059: Incomplete Documentation</text:a> </text:p>
        </text:list-item>
        <text:list-item>
          <text:p text:style-name="P121"><text:a xlink:type="simple" xlink:href="https://www.openapis.org/" text:style-name="Internet_20_link" text:visited-style-name="Visited_20_Internet_20_Link">OpenAPI Initiative</text:a> </text:p>
        </text:list-item>
      </text:list>
      <text:p text:style-name="P35"/>
      <text:p text:style-name="P3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row>
        <table:table-row table:style-name="Table12.2">
          <table:table-cell table:style-name="Table12.A2" office:value-type="string">
            <text:p text:style-name="P19">API Specific</text:p>
          </table:table-cell>
          <table:table-cell table:style-name="Table12.B2" office:value-type="string">
            <text:p text:style-name="P25">Exploitability: <text:span text:style-name="T27">2</text:span></text:p>
          </table:table-cell>
          <table:table-cell table:style-name="Table12.C2" office:value-type="string">
            <text:p text:style-name="P41">Prevalence: <text:span text:style-name="T27">3</text:span></text:p>
          </table:table-cell>
          <table:table-cell table:style-name="Table12.D2" office:value-type="string">
            <text:p text:style-name="P25">Detectability: <text:span text:style-name="T27">1</text:span></text:p>
          </table:table-cell>
          <table:table-cell table:style-name="Table12.B2" office:value-type="string">
            <text:p text:style-name="P25">Technical: <text:span text:style-name="T27">2</text:span></text:p>
          </table:table-cell>
          <table:table-cell table:style-name="Table12.F2" office:value-type="string">
            <text:p text:style-name="P25">Business Specific</text:p>
          </table:table-cell>
        </table:table-row>
        <table:table-row table:style-name="Table12.3">
          <table:table-cell table:style-name="Table12.A3" table:number-columns-spanned="2" office:value-type="string">
            <text:p text:style-name="P31">Attackers take advantage of lack of logging and monitoring to abuse systems without being noticed.</text:p>
          </table:table-cell>
          <table:covered-table-cell/>
          <table:table-cell table:style-name="Table12.C3" table:number-columns-spanned="2" office:value-type="string">
            <text:p text:style-name="P31">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1">Without visibility over on-going malicious activities, attackers have plenty of time to fully compromise systems.</text:p>
          </table:table-cell>
          <table:covered-table-cell/>
        </table:table-row>
      </table:table>
      <text:h text:style-name="P164" text:outline-level="2">Is the API Vulnerable?</text:h>
      <text:p text:style-name="P60">The API is vulnerable if:</text:p>
      <text:list xml:id="list1828766614" text:style-name="L51">
        <text:list-item>
          <text:p text:style-name="P122">It does not produce any logs, the logging level is not set correctly, or log messages do not include enough detail. </text:p>
        </text:list-item>
        <text:list-item text:style-override="L52">
          <text:p text:style-name="P152">Log integrity is not guaranteed (e.g., <text:a xlink:type="simple" xlink:href="https://www.owasp.org/index.php/Log_Injection" text:style-name="Internet_20_link" text:visited-style-name="Visited_20_Internet_20_Link">Log Injection</text:a>). </text:p>
        </text:list-item>
        <text:list-item text:style-override="L52">
          <text:p text:style-name="P152">Logs are not continuously monitored. </text:p>
        </text:list-item>
        <text:list-item text:style-override="L52">
          <text:p text:style-name="P123">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59" text:outline-level="2"/>
      <text:h text:style-name="P168" text:outline-level="2"><text:bookmark text:name="user-content-how-to-prevent8"/>How To Prevent</text:h>
      <text:list xml:id="list943638640" text:style-name="L53">
        <text:list-item>
          <text:p text:style-name="P124">Log all failed authentication attempts, denied access, and input validation errors. </text:p>
        </text:list-item>
        <text:list-item text:style-override="L54">
          <text:p text:style-name="P153">Logs should be written using a format suited to be consumed by a log management solution, and should include enough detail to identify the malicious actor. </text:p>
        </text:list-item>
        <text:list-item text:style-override="L54">
          <text:p text:style-name="P153">Logs should be handled as sensitive data, and their integrity should be guaranteed at rest and transit. </text:p>
        </text:list-item>
        <text:list-item text:style-override="L54">
          <text:p text:style-name="P153">Configure a monitoring system to continuously monitor the infrastructure, network, and the API functioning. </text:p>
        </text:list-item>
        <text:list-item text:style-override="L54">
          <text:p text:style-name="P153">Use a Security Information and Event Management (SIEM) system to aggregate and manage logs from all components of the API stack and hosts. </text:p>
        </text:list-item>
        <text:list-item text:style-override="L54">
          <text:p text:style-name="P125">Configure custom dashboards and alerts, enabling suspicious activities to be detected and responded to earlier. </text:p>
        </text:list-item>
      </text:list>
      <text:h text:style-name="Heading_20_2" text:outline-level="2"><text:bookmark text:name="user-content-references10"/>References</text:h>
      <text:h text:style-name="P181" text:outline-level="3"><text:bookmark text:name="user-content-owasp10"/>OWASP</text:h>
      <text:list xml:id="list2570943318" text:style-name="L55">
        <text:list-item>
          <text:p text:style-name="P126"><text:a xlink:type="simple" xlink:href="https://www.owasp.org/index.php/Logging_Cheat_Sheet" text:style-name="Internet_20_link" text:visited-style-name="Visited_20_Internet_20_Link">OWASP Logging Cheat Sheet</text:a> </text:p>
        </text:list-item>
        <text:list-item>
          <text:p text:style-name="P126"><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26"><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181" text:outline-level="3"><text:bookmark text:name="user-content-external10"/>External</text:h>
      <text:list xml:id="list1162971910" text:style-name="L56">
        <text:list-item>
          <text:p text:style-name="P127"><text:a xlink:type="simple" xlink:href="https://cwe.mitre.org/data/definitions/223.html" text:style-name="Internet_20_link" text:visited-style-name="Visited_20_Internet_20_Link">CWE-223: Omission of Security-relevant Information</text:a> </text:p>
        </text:list-item>
        <text:list-item>
          <text:p text:style-name="P127"><text:a xlink:type="simple" xlink:href="https://cwe.mitre.org/data/definitions/778.html" text:style-name="Internet_20_link" text:visited-style-name="Visited_20_Internet_20_Link">CWE-778: Insufficient Logging</text:a> </text:p>
        </text:list-item>
      </text:list>
      <text:p text:style-name="P35"/>
      <text:p text:style-name="P35"/>
      <text:p text:style-name="P172"/>
      <text:p text:style-name="P60">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2"><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2"><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2"><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2"><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2"><text:span text:style-name="Strong_20_Emphasis">Secure </text:span><text:span text:style-name="Strong_20_Emphasis"><text:span text:style-name="T32">Software </text:span></text:span><text:span text:style-name="Strong_20_Emphasis">Development Life </text:span><text:span text:style-name="Strong_20_Emphasis"><text:span text:style-name="T32">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5"/>
      <text:p text:style-name="P173"/>
      <text:p text:style-name="P60">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60"/>
      <table:table table:name="next-devsecops" table:style-name="next-devsecops">
        <table:table-column table:style-name="next-devsecops.A"/>
        <table:table-column table:style-name="next-devsecops.B"/>
        <table:table-row>
          <table:table-cell table:style-name="next-devsecops.A1" office:value-type="string">
            <text:p text:style-name="P45"><text:span text:style-name="Strong_20_Emphasis">Understand the Threat Model</text:span></text:p>
          </table:table-cell>
          <table:table-cell table:style-name="next-devsecops.B1" office:value-type="string">
            <text:p text:style-name="P46">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5"><text:span text:style-name="Strong_20_Emphasis">Understand the SDLC</text:span></text:p>
          </table:table-cell>
          <table:table-cell table:style-name="next-devsecops.B4" office:value-type="string">
            <text:p text:style-name="P46">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5"><text:span text:style-name="Strong_20_Emphasis">Testing Strategies</text:span></text:p>
          </table:table-cell>
          <table:table-cell table:style-name="next-devsecops.B3" office:value-type="string">
            <text:p text:style-name="P46">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5"><text:span text:style-name="Strong_20_Emphasis">Achieving Coverage and Accuracy</text:span></text:p>
          </table:table-cell>
          <table:table-cell table:style-name="next-devsecops.B4" office:value-type="string">
            <text:p text:style-name="P46">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5"><text:span text:style-name="Strong_20_Emphasis">Clearly Communicate Findings</text:span></text:p>
          </table:table-cell>
          <table:table-cell table:style-name="next-devsecops.B5" office:value-type="string">
            <text:p text:style-name="P46">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5"/>
      <text:p text:style-name="P174"/>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169" text:outline-level="2">Acknowledgments to Contributors</text:h>
      <text:p text:style-name="Text_20_body">We’d like to thank the following contributors who contributed publicly on GitHub or via other means:</text:p>
      <text:list xml:id="list80608784" text:style-name="L57">
        <text:list-item>
          <text:p text:style-name="P155">007divyachawla </text:p>
        </text:list-item>
        <text:list-item>
          <text:p text:style-name="P156">anotherik</text:p>
        </text:list-item>
        <text:list-item>
          <text:p text:style-name="P156">bkimminich </text:p>
        </text:list-item>
        <text:list-item>
          <text:p text:style-name="P154">caseysoftware </text:p>
        </text:list-item>
        <text:list-item>
          <text:p text:style-name="P154">Chris Westphal </text:p>
        </text:list-item>
        <text:list-item>
          <text:p text:style-name="P154">dsopas </text:p>
        </text:list-item>
        <text:list-item>
          <text:p text:style-name="P154">DSotnikov </text:p>
        </text:list-item>
        <text:list-item>
          <text:p text:style-name="P154">emilva </text:p>
        </text:list-item>
        <text:list-item>
          <text:p text:style-name="P154">ErezYalon </text:p>
        </text:list-item>
        <text:list-item>
          <text:p text:style-name="P154">flascelles </text:p>
        </text:list-item>
        <text:list-item>
          <text:p text:style-name="P154">IgorSasovets </text:p>
        </text:list-item>
        <text:list-item>
          <text:p text:style-name="P154">Inonshk </text:p>
        </text:list-item>
        <text:list-item>
          <text:p text:style-name="P154">JonnySchnittger </text:p>
        </text:list-item>
        <text:list-item>
          <text:p text:style-name="P154">jmanico </text:p>
        </text:list-item>
        <text:list-item>
          <text:p text:style-name="P154">jmdx </text:p>
        </text:list-item>
        <text:list-item>
          <text:p text:style-name="P154">kozmic </text:p>
        </text:list-item>
        <text:list-item>
          <text:p text:style-name="P154">Matthieu Estrade </text:p>
        </text:list-item>
        <text:list-item>
          <text:p text:style-name="P154">PauloASilva </text:p>
        </text:list-item>
        <text:list-item>
          <text:p text:style-name="P154">pentagramz </text:p>
        </text:list-item>
        <text:list-item>
          <text:p text:style-name="P154">philippederyck </text:p>
        </text:list-item>
        <text:list-item>
          <text:p text:style-name="P154">pleothaud </text:p>
        </text:list-item>
        <text:list-item>
          <text:p text:style-name="P154">Sagar Popat </text:p>
        </text:list-item>
        <text:list-item>
          <text:p text:style-name="P154">Stephen Gates </text:p>
        </text:list-item>
        <text:list-item>
          <text:p text:style-name="P154">thomaskonrad </text:p>
        </text:list-item>
        <text:list-item>
          <text:p text:style-name="P128">xycloops123</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User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10-23T12:16:41.175687517</dc:date>
    <dc:creator>Paulo Silva</dc:creator>
    <meta:editing-duration>PT10H45M25S</meta:editing-duration>
    <meta:editing-cycles>126</meta:editing-cycles>
    <meta:generator>LibreOffice/6.1.6.3$Linux_X86_64 LibreOffice_project/10$Build-3</meta:generator>
    <meta:document-statistic meta:table-count="15" meta:image-count="1" meta:object-count="0" meta:page-count="31" meta:paragraph-count="589" meta:word-count="8147" meta:character-count="53973" meta:non-whitespace-character-count="46256"/>
  </office:meta>
</office:document-meta>
</file>